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000000" draw:fill="none" draw:fill-color="#ffffff" draw:opacity="100%" draw:textarea-horizontal-align="justify" draw:textarea-vertical-align="middle" draw:auto-grow-height="false" fo:min-height="18.75cm" fo:min-width="27.2cm"/>
    </style:style>
    <style:style style:name="gr2" style:family="graphic" style:parent-style-name="standard">
      <style:graphic-properties svg:stroke-color="#000000" draw:fill="none" draw:fill-color="#666666" draw:textarea-horizontal-align="justify" draw:textarea-vertical-align="middle" draw:auto-grow-height="false" fo:min-height="6.95cm" fo:min-width="9.9cm"/>
    </style:style>
    <style:style style:name="gr3" style:family="graphic" style:parent-style-name="standard">
      <style:graphic-properties svg:stroke-color="#666666" draw:fill-color="#666666" draw:textarea-horizontal-align="justify" draw:textarea-vertical-align="middle" draw:auto-grow-height="false" fo:min-height="18.75cm" fo:min-width="13.4cm"/>
    </style:style>
    <style:style style:name="gr4" style:family="graphic" style:parent-style-name="standard">
      <style:graphic-properties svg:stroke-color="#ffffff" draw:fill="solid" draw:fill-color="#ffffff" draw:textarea-horizontal-align="justify" draw:textarea-vertical-align="middle" draw:auto-grow-height="false" fo:min-height="9.25cm" fo:min-width="9.9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draw:fill="none" fo:min-height="1.894cm"/>
    </style:style>
    <style:style style:name="gr7" style:family="graphic" style:parent-style-name="standard">
      <style:graphic-properties svg:stroke-color="#000000" draw:fill="none" draw:fill-color="#666666" draw:textarea-horizontal-align="justify" draw:textarea-vertical-align="middle" draw:auto-grow-height="false" fo:min-height="3.35cm" fo:min-width="4.7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839cm"/>
    </style:style>
    <style:style style:name="gr9" style:family="graphic" style:parent-style-name="standard">
      <style:graphic-properties svg:stroke-color="#666666" draw:fill="none" draw:fill-color="#666666" draw:textarea-horizontal-align="justify" draw:textarea-vertical-align="middle" draw:auto-grow-height="false" fo:min-height="1.05cm" fo:min-width="8.9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5.141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009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4.684cm"/>
    </style:style>
    <style:style style:name="gr13" style:family="graphic" style:parent-style-name="standard">
      <style:graphic-properties svg:stroke-color="#7da7d8" draw:fill-color="#7da7d8" draw:textarea-horizontal-align="justify" draw:textarea-vertical-align="middle" draw:auto-grow-height="false" fo:min-height="1.55cm" fo:min-width="3.6cm"/>
    </style:style>
    <style:style style:name="gr14" style:family="graphic" style:parent-style-name="standard">
      <style:graphic-properties svg:stroke-color="#add58a" draw:fill-color="#add58a" draw:textarea-horizontal-align="justify" draw:textarea-vertical-align="middle" draw:auto-grow-height="false" fo:min-height="1.55cm" fo:min-width="3.6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svg:stroke-color="#666666" draw:fill-color="#666666" draw:textarea-horizontal-align="justify" draw:textarea-vertical-align="middle" draw:auto-grow-height="false" fo:min-height="1.65cm" fo:min-width="27.2cm"/>
    </style:style>
    <style:style style:name="gr17" style:family="graphic" style:parent-style-name="standard">
      <style:graphic-properties svg:stroke-color="#666666" draw:fill="solid" draw:fill-color="#ffffff" draw:textarea-horizontal-align="justify" draw:textarea-vertical-align="middle" draw:auto-grow-height="false" fo:min-height="1.65cm" fo:min-width="13.4cm"/>
    </style:style>
    <style:style style:name="gr18"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158cm" fo:min-width="0cm" fo:padding-top="0.151cm" fo:padding-bottom="0.151cm" fo:padding-left="0.276cm" fo:padding-right="0.276cm"/>
    </style:style>
    <style:style style:name="gr19"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0.75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3.033cm"/>
    </style:style>
    <style:style style:name="gr22" style:family="graphic" style:parent-style-name="standard">
      <style:graphic-properties draw:stroke="none" svg:stroke-color="#000000" draw:fill="none" draw:fill-color="#ffffff" draw:textarea-horizontal-align="left" draw:auto-grow-height="true" draw:auto-grow-width="true" fo:min-height="1.102cm" fo:min-width="4.93cm"/>
    </style:style>
    <style:style style:name="gr23" style:family="graphic" style:parent-style-name="standard">
      <style:graphic-properties svg:stroke-color="#ffffff" draw:fill-color="#ffffff" draw:textarea-horizontal-align="justify" draw:textarea-vertical-align="middle" draw:auto-grow-height="false" fo:min-height="0.812cm" fo:min-width="0.632cm"/>
    </style:style>
    <style:style style:name="gr24"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264cm" fo:min-width="0.014cm" fo:padding-top="0.151cm" fo:padding-bottom="0.151cm" fo:padding-left="0.276cm" fo:padding-right="0.276cm"/>
    </style:style>
    <style:style style:name="gr25" style:family="graphic" style:parent-style-name="standard">
      <style:graphic-properties svg:stroke-color="#666666" draw:fill="solid" draw:fill-color="#cccccc" draw:textarea-horizontal-align="justify" draw:textarea-vertical-align="middle" draw:auto-grow-height="false" fo:min-height="16.85cm" fo:min-width="9.9cm"/>
    </style:style>
    <style:style style:name="gr26" style:family="graphic" style:parent-style-name="standard">
      <style:graphic-properties svg:stroke-color="#ffffff" draw:fill="solid" draw:fill-color="#ffffff" draw:textarea-horizontal-align="justify" draw:textarea-vertical-align="middle" draw:auto-grow-height="false" fo:min-height="1.15cm" fo:min-width="3.9cm"/>
    </style:style>
    <style:style style:name="gr27" style:family="graphic" style:parent-style-name="standard">
      <style:graphic-properties svg:stroke-color="#666666" draw:fill-color="#666666" draw:textarea-horizontal-align="justify" draw:textarea-vertical-align="middle" draw:auto-grow-height="false" fo:min-height="0.25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2.991cm"/>
    </style:style>
    <style:style style:name="gr29" style:family="graphic" style:parent-style-name="standard">
      <style:graphic-properties svg:stroke-color="#ffffff" draw:fill-color="#ffffff" draw:textarea-horizontal-align="justify" draw:textarea-vertical-align="middle" draw:auto-grow-height="false" fo:min-height="2.85cm" fo:min-width="8.8cm"/>
    </style:style>
    <style:style style:name="gr30" style:family="graphic" style:parent-style-name="standard">
      <style:graphic-properties draw:stroke="none" svg:stroke-color="#000000" draw:fill="none" draw:fill-color="#ffffff" draw:textarea-horizontal-align="left" draw:auto-grow-height="true" draw:auto-grow-width="true" fo:min-height="0.556cm" fo:min-width="6.157cm"/>
    </style:style>
    <style:style style:name="gr31" style:family="graphic" style:parent-style-name="standard">
      <style:graphic-properties draw:stroke="none" svg:stroke-color="#000000" draw:fill="none" draw:fill-color="#ffffff" draw:textarea-horizontal-align="left" draw:auto-grow-height="true" draw:auto-grow-width="true" fo:min-height="0.556cm" fo:min-width="5.289cm"/>
    </style:style>
    <style:style style:name="gr32" style:family="graphic" style:parent-style-name="standard">
      <style:graphic-properties draw:stroke="none" svg:stroke-color="#000000" draw:fill="none" draw:fill-color="#ffffff" draw:textarea-horizontal-align="left" draw:auto-grow-height="true" draw:auto-grow-width="true" fo:min-height="0.556cm" fo:min-width="4.968cm"/>
    </style:style>
    <style:style style:name="gr33"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1.42cm"/>
    </style:style>
    <style:style style:name="gr35"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36" style:family="graphic" style:parent-style-name="standard">
      <style:graphic-properties svg:stroke-color="#666666" draw:fill="none" draw:textarea-horizontal-align="justify" draw:textarea-vertical-align="middle" draw:auto-grow-height="false" fo:min-height="3.75cm" fo:min-width="13cm"/>
    </style:style>
    <style:style style:name="gr37" style:family="graphic" style:parent-style-name="standard">
      <style:graphic-properties draw:stroke="none" svg:stroke-color="#000000" draw:fill="none" draw:fill-color="#ffffff" draw:textarea-horizontal-align="left" draw:auto-grow-height="true" draw:auto-grow-width="true" fo:min-height="0.869cm" fo:min-width="4.405cm"/>
    </style:style>
    <style:style style:name="gr38" style:family="graphic" style:parent-style-name="standard">
      <style:graphic-properties draw:stroke="none" svg:stroke-color="#000000" draw:fill="none" draw:fill-color="#ffffff" draw:textarea-horizontal-align="left" draw:auto-grow-height="true" draw:auto-grow-width="true" fo:min-height="0.945cm" fo:min-width="4.041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8.697cm"/>
    </style:style>
    <style:style style:name="gr40" style:family="graphic" style:parent-style-name="standard">
      <style:graphic-properties draw:stroke="none" svg:stroke-color="#000000" draw:fill="none" draw:fill-color="#ffffff" draw:textarea-horizontal-align="left" draw:auto-grow-height="true" draw:auto-grow-width="true" fo:min-height="0.945cm" fo:min-width="9.027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8.807cm"/>
    </style:style>
    <style:style style:name="gr42" style:family="graphic" style:parent-style-name="standard">
      <style:graphic-properties draw:stroke="none" svg:stroke-color="#000000" draw:fill="none" draw:fill-color="#ffffff" draw:textarea-horizontal-align="left" draw:auto-grow-height="true" draw:auto-grow-width="true" fo:min-height="0.869cm" fo:min-width="5.226cm"/>
    </style:style>
    <style:style style:name="gr43" style:family="graphic" style:parent-style-name="standard">
      <style:graphic-properties draw:stroke="none" svg:stroke-color="#000000" draw:fill="none" draw:fill-color="#ffffff" draw:textarea-horizontal-align="left" draw:auto-grow-height="true" draw:auto-grow-width="true" fo:min-height="0.945cm" fo:min-width="8.134cm"/>
    </style:style>
    <style:style style:name="gr44" style:family="graphic" style:parent-style-name="standard">
      <style:graphic-properties draw:stroke="none" svg:stroke-color="#000000" draw:fill="none" draw:fill-color="#ffffff" draw:textarea-horizontal-align="left" draw:auto-grow-height="true" draw:auto-grow-width="true" fo:min-height="0.945cm" fo:min-width="10.59cm"/>
    </style:style>
    <style:style style:name="gr45" style:family="graphic" style:parent-style-name="standard">
      <style:graphic-properties svg:stroke-color="#666666" draw:fill="solid" draw:fill-color="#ffffff" draw:textarea-horizontal-align="justify" draw:textarea-vertical-align="middle" draw:auto-grow-height="false" fo:min-height="1.15cm" fo:min-width="8.5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6.758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9.159cm"/>
    </style:style>
    <style:style style:name="gr48"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49" style:family="graphic" style:parent-style-name="standard">
      <style:graphic-properties svg:stroke-color="#7da7d8" draw:fill-color="#7da7d8" draw:textarea-horizontal-align="justify" draw:textarea-vertical-align="middle" draw:auto-grow-height="false" fo:min-height="1.55cm" fo:min-width="6cm"/>
    </style:style>
    <style:style style:name="gr50" style:family="graphic" style:parent-style-name="standard">
      <style:graphic-properties svg:stroke-color="#666666" draw:fill="solid" draw:fill-color="#ffffff" draw:textarea-horizontal-align="justify" draw:textarea-vertical-align="middle" draw:auto-grow-height="false" fo:min-height="1.15cm" fo:min-width="5.9cm"/>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4.662cm"/>
    </style:style>
    <style:style style:name="gr52" style:family="graphic" style:parent-style-name="standard">
      <style:graphic-properties draw:stroke="none" svg:stroke-color="#000000" draw:fill="none" draw:fill-color="#ffffff" draw:textarea-horizontal-align="left" draw:auto-grow-height="true" draw:auto-grow-width="true" fo:min-height="0.869cm" fo:min-width="4.659cm"/>
    </style:style>
    <style:style style:name="gr53" style:family="graphic" style:parent-style-name="standard">
      <style:graphic-properties draw:stroke="none" svg:stroke-color="#000000" draw:fill="none" draw:fill-color="#ffffff" draw:textarea-horizontal-align="left" draw:auto-grow-height="true" draw:auto-grow-width="true" fo:min-height="0.945cm" fo:min-width="9.557cm"/>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1.691cm"/>
    </style:style>
    <style:style style:name="gr55" style:family="graphic" style:parent-style-name="standard">
      <style:graphic-properties draw:stroke="none" svg:stroke-color="#000000" draw:fill="none" draw:fill-color="#ffffff" draw:textarea-horizontal-align="left" draw:auto-grow-height="true" draw:auto-grow-width="true" fo:min-height="0.945cm" fo:min-width="8.469cm"/>
    </style:style>
    <style:style style:name="gr56" style:family="graphic" style:parent-style-name="standard">
      <style:graphic-properties svg:stroke-color="#666666" draw:fill="solid" draw:fill-color="#ffffff" draw:textarea-horizontal-align="justify" draw:textarea-vertical-align="middle" draw:auto-grow-height="false" fo:min-height="1.15cm" fo:min-width="9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5.789cm"/>
    </style:style>
    <style:style style:name="gr58" style:family="graphic" style:parent-style-name="standard">
      <style:graphic-properties draw:stroke="none" svg:stroke-color="#000000" draw:fill="none" draw:fill-color="#ffffff" draw:textarea-horizontal-align="left" draw:auto-grow-height="true" draw:auto-grow-width="true" fo:min-height="0.869cm" fo:min-width="7.77cm"/>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7.783cm"/>
    </style:style>
    <style:style style:name="gr60" style:family="graphic" style:parent-style-name="standard">
      <style:graphic-properties draw:stroke="none" svg:stroke-color="#000000" draw:fill="none" draw:fill-color="#ffffff" draw:textarea-horizontal-align="left" draw:auto-grow-height="true" draw:auto-grow-width="true" fo:min-height="0.869cm" fo:min-width="2.682cm"/>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3.884cm"/>
    </style:style>
    <style:style style:name="gr62" style:family="graphic" style:parent-style-name="standard">
      <style:graphic-properties draw:stroke="none" svg:stroke-color="#000000" draw:fill="none" draw:fill-color="#ffffff" draw:textarea-horizontal-align="left" draw:auto-grow-height="true" draw:auto-grow-width="true" fo:min-height="0.556cm" fo:min-width="4.409cm"/>
    </style:style>
    <style:style style:name="gr63"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64" style:family="graphic" style:parent-style-name="standard">
      <style:graphic-properties draw:stroke="none" svg:stroke-color="#000000" draw:fill="none" draw:fill-color="#ffffff" draw:textarea-horizontal-align="left" draw:auto-grow-height="true" draw:auto-grow-width="true" fo:min-height="0.869cm" fo:min-width="4.4cm"/>
    </style:style>
    <style:style style:name="gr65" style:family="graphic" style:parent-style-name="standard">
      <style:graphic-properties draw:stroke="none" svg:stroke-color="#000000" draw:fill="none" draw:fill-color="#ffffff" draw:textarea-horizontal-align="left" draw:auto-grow-height="true" draw:auto-grow-width="false" fo:min-height="12.55cm" fo:min-width="0cm"/>
    </style:style>
    <style:style style:name="gr66" style:family="graphic" style:parent-style-name="standard">
      <style:graphic-properties svg:stroke-color="#666666" draw:fill-color="#ffffff" draw:textarea-vertical-align="middle" draw:auto-grow-height="false" fo:min-height="0.084cm" fo:min-width="0cm"/>
    </style:style>
    <style:style style:name="gr67" style:family="graphic" style:parent-style-name="standard">
      <style:graphic-properties draw:stroke="none" svg:stroke-color="#000000" draw:fill="none" draw:fill-color="#ffffff" draw:textarea-horizontal-align="left" draw:auto-grow-height="true" draw:auto-grow-width="true" fo:min-height="0.556cm" fo:min-width="6.072cm"/>
    </style:style>
    <style:style style:name="gr68" style:family="graphic" style:parent-style-name="standard">
      <style:graphic-properties svg:stroke-color="#666666" draw:fill="none" draw:textarea-horizontal-align="justify" draw:textarea-vertical-align="middle" draw:auto-grow-height="false" fo:min-height="4.05cm" fo:min-width="13cm"/>
    </style:style>
    <style:style style:name="gr69" style:family="graphic" style:parent-style-name="standard">
      <style:graphic-properties svg:stroke-color="#666666" draw:fill="none" draw:textarea-horizontal-align="justify" draw:textarea-vertical-align="middle" draw:auto-grow-height="false" fo:min-height="5.35cm" fo:min-width="13cm"/>
    </style:style>
    <style:style style:name="gr70"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71" style:family="graphic" style:parent-style-name="standard">
      <style:graphic-properties draw:stroke="none" svg:stroke-color="#000000" draw:fill="none" draw:fill-color="#ffffff" draw:textarea-horizontal-align="left" draw:auto-grow-height="true" draw:auto-grow-width="true" fo:min-height="0.556cm" fo:min-width="6.263cm"/>
    </style:style>
    <style:style style:name="gr72" style:family="graphic" style:parent-style-name="standard">
      <style:graphic-properties svg:stroke-color="#666666" draw:fill-color="#ffffff" draw:textarea-vertical-align="middle" draw:auto-grow-height="false" fo:min-height="0.017cm" fo:min-width="0cm"/>
    </style:style>
    <style:style style:name="gr73" style:family="graphic" style:parent-style-name="standard">
      <style:graphic-properties svg:stroke-color="#ccbe00" draw:fill-color="#e3d200" draw:textarea-vertical-align="middle" draw:auto-grow-height="false" fo:min-height="0.017cm" fo:min-width="0cm"/>
    </style:style>
    <style:style style:name="gr74" style:family="graphic" style:parent-style-name="standard">
      <style:graphic-properties svg:stroke-color="#ffffff" draw:fill-color="#ffffff" draw:textarea-horizontal-align="justify" draw:textarea-vertical-align="middle" draw:auto-grow-height="false" fo:min-height="1.45cm" fo:min-width="8.8cm"/>
    </style:style>
    <style:style style:name="gr75" style:family="graphic" style:parent-style-name="standard">
      <style:graphic-properties svg:stroke-color="#666666" draw:fill-color="#ffffff" draw:textarea-horizontal-align="justify" draw:textarea-vertical-align="middle" draw:auto-grow-height="false" fo:min-height="1.943cm" fo:min-width="1.693cm"/>
    </style:style>
    <style:style style:name="gr76" style:family="graphic" style:parent-style-name="standard">
      <style:graphic-properties svg:stroke-color="#666666" draw:fill-color="#ffffff" draw:textarea-horizontal-align="justify" draw:textarea-vertical-align="middle" draw:auto-grow-height="false" fo:min-height="1.05cm" fo:min-width="8.8cm"/>
    </style:style>
    <style:style style:name="gr77" style:family="graphic" style:parent-style-name="standard">
      <style:graphic-properties svg:stroke-color="#666666" draw:fill-color="#ffffff" draw:textarea-horizontal-align="justify" draw:textarea-vertical-align="middle" draw:auto-grow-height="false" fo:min-height="2.65cm" fo:min-width="8.8cm"/>
    </style:style>
    <style:style style:name="gr78" style:family="graphic" style:parent-style-name="standard">
      <style:graphic-properties svg:stroke-color="#add58a" draw:fill-color="#add58a" draw:textarea-horizontal-align="justify" draw:textarea-vertical-align="middle" draw:auto-grow-height="false" fo:min-height="1.55cm" fo:min-width="5.6cm"/>
    </style:style>
    <style:style style:name="gr79" style:family="graphic" style:parent-style-name="standard">
      <style:graphic-properties svg:stroke-color="#7da7d8" draw:fill-color="#7da7d8" draw:textarea-horizontal-align="justify" draw:textarea-vertical-align="middle" draw:auto-grow-height="false" fo:min-height="1.55cm" fo:min-width="5.9cm"/>
    </style:style>
    <style:style style:name="gr80" style:family="graphic" style:parent-style-name="standard">
      <style:graphic-properties svg:stroke-color="#666666" draw:fill="solid" draw:fill-color="#ffffff" draw:textarea-horizontal-align="justify" draw:textarea-vertical-align="middle" draw:auto-grow-height="false" fo:min-height="1.15cm" fo:min-width="7.8cm"/>
    </style:style>
    <style:style style:name="gr81" style:family="graphic" style:parent-style-name="standard">
      <style:graphic-properties svg:stroke-color="#ef413d" draw:fill-color="#ef413d" draw:textarea-horizontal-align="justify" draw:textarea-vertical-align="middle" draw:auto-grow-height="false" fo:min-height="1.55cm" fo:min-width="3.6cm"/>
    </style:style>
    <style:style style:name="gr82" style:family="graphic" style:parent-style-name="standard">
      <style:graphic-properties svg:stroke-color="#666666" draw:fill="none" draw:textarea-horizontal-align="justify" draw:textarea-vertical-align="middle" draw:auto-grow-height="false" fo:min-height="3.65cm" fo:min-width="13cm"/>
    </style:style>
    <style:style style:name="gr83" style:family="graphic" style:parent-style-name="standard">
      <style:graphic-properties svg:stroke-color="#666666" draw:fill="none" draw:textarea-horizontal-align="justify" draw:textarea-vertical-align="middle" draw:auto-grow-height="false" fo:min-height="3.55cm" fo:min-width="13cm"/>
    </style:style>
    <style:style style:name="gr84" style:family="graphic" style:parent-style-name="standard">
      <style:graphic-properties draw:stroke="none" svg:stroke-color="#000000" draw:fill="none" draw:fill-color="#ffffff" draw:textarea-horizontal-align="left" draw:auto-grow-height="true" draw:auto-grow-width="true" fo:min-height="1.623cm" fo:min-width="11.834cm"/>
    </style:style>
    <style:style style:name="gr85" style:family="graphic" style:parent-style-name="standard">
      <style:graphic-properties svg:stroke-color="#666666" draw:fill-color="#666666" draw:textarea-horizontal-align="justify" draw:textarea-vertical-align="middle" draw:auto-grow-height="false" fo:min-height="0cm" fo:min-width="0cm"/>
    </style:style>
    <style:style style:name="P1" style:family="paragraph">
      <loext:graphic-properties draw:fill="none" draw:fill-color="#ffffff" draw:opacity="100%"/>
      <style:paragraph-properties fo:text-align="center"/>
    </style:style>
    <style:style style:name="P2" style:family="paragraph">
      <loext:graphic-properties draw:fill="none" draw:fill-color="#666666"/>
      <style:paragraph-properties fo:text-align="center"/>
    </style:style>
    <style:style style:name="P3" style:family="paragraph">
      <loext:graphic-properties draw:fill-color="#666666"/>
      <style:paragraph-properties fo:text-align="center"/>
    </style:style>
    <style:style style:name="P4" style:family="paragraph">
      <loext:graphic-properties draw:fill="solid" draw:fill-color="#ffffff"/>
      <style:paragraph-properties fo:text-align="center"/>
    </style:style>
    <style:style style:name="P5" style:family="paragraph">
      <loext:graphic-properties draw:fill="none"/>
      <style:paragraph-properties fo:text-align="center"/>
    </style:style>
    <style:style style:name="P6" style:family="paragraph">
      <style:text-properties fo:font-size="18pt"/>
    </style:style>
    <style:style style:name="P7" style:family="paragraph">
      <loext:graphic-properties draw:fill="none"/>
      <style:text-properties fo:font-size="18pt"/>
    </style:style>
    <style:style style:name="P8" style:family="paragraph">
      <loext:graphic-properties draw:fill="none" draw:fill-color="#ffffff"/>
      <style:text-properties fo:font-size="18pt"/>
    </style:style>
    <style:style style:name="P9" style:family="paragraph">
      <loext:graphic-properties draw:fill="none" draw:fill-color="#ffffff"/>
      <style:text-properties fo:color="#0066b3" fo:font-size="18pt" style:text-underline-style="solid" style:text-underline-width="auto" style:text-underline-color="font-color"/>
    </style:style>
    <style:style style:name="P10" style:family="paragraph">
      <style:paragraph-properties fo:text-align="center"/>
      <style:text-properties fo:font-size="18pt"/>
    </style:style>
    <style:style style:name="P11" style:family="paragraph">
      <loext:graphic-properties draw:fill-color="#7da7d8"/>
      <style:paragraph-properties fo:text-align="center"/>
      <style:text-properties fo:color="#ffffff" fo:font-size="18pt" fo:font-weight="bold" style:font-weight-asian="bold" style:font-weight-complex="bold"/>
    </style:style>
    <style:style style:name="P12" style:family="paragraph">
      <loext:graphic-properties draw:fill-color="#add58a"/>
      <style:paragraph-properties fo:text-align="center"/>
      <style:text-properties fo:color="#ffffff" fo:font-size="18pt" fo:font-weight="bold" style:font-weight-asian="bold" style:font-weight-complex="bold"/>
    </style:style>
    <style:style style:name="P13" style:family="paragraph">
      <loext:graphic-properties draw:fill="none" draw:fill-color="#ffffff"/>
      <style:text-properties fo:color="#666666"/>
    </style:style>
    <style:style style:name="P14" style:family="paragraph">
      <loext:graphic-properties draw:fill="none" draw:fill-color="#ffffff"/>
      <style:text-properties fo:color="#ffffff"/>
    </style:style>
    <style:style style:name="P15" style:family="paragraph">
      <loext:graphic-properties draw:fill="none" draw:fill-color="#ffffff"/>
      <style:text-properties fo:color="#ffffff" fo:font-size="28pt" style:font-size-asian="28pt" style:font-size-complex="28pt"/>
    </style:style>
    <style:style style:name="P16" style:family="paragraph">
      <loext:graphic-properties draw:fill-color="#ffffff"/>
      <style:paragraph-properties fo:text-align="center"/>
    </style:style>
    <style:style style:name="P17" style:family="paragraph">
      <loext:graphic-properties draw:fill="solid" draw:fill-color="#cccccc"/>
      <style:paragraph-properties fo:text-align="center"/>
    </style:style>
    <style:style style:name="P18" style:family="paragraph">
      <loext:graphic-properties draw:fill="none" draw:fill-color="#ffffff"/>
    </style:style>
    <style:style style:name="P19" style:family="paragraph">
      <loext:graphic-properties draw:fill="none" draw:fill-color="#ffffff"/>
      <style:text-properties fo:color="#666666" fo:font-size="14pt" style:font-size-asian="14pt" style:font-size-complex="14pt"/>
    </style:style>
    <style:style style:name="P20" style:family="paragraph">
      <loext:graphic-properties draw:fill="none" draw:fill-color="#ffffff"/>
      <style:text-properties fo:font-size="22pt" style:font-size-asian="22pt" style:font-size-complex="22pt"/>
    </style:style>
    <style:style style:name="P21" style:family="paragraph">
      <loext:graphic-properties draw:fill="none" draw:fill-color="#ffffff"/>
      <style:text-properties fo:font-size="24pt" style:font-size-asian="24pt" style:font-size-complex="24pt"/>
    </style:style>
    <style:style style:name="P22" style:family="paragraph">
      <loext:graphic-properties draw:fill="none" draw:fill-color="#ffffff"/>
      <style:text-properties fo:color="#ce181e" fo:font-size="14pt" style:font-size-asian="14pt" style:font-size-complex="14pt"/>
    </style:style>
    <style:style style:name="P23" style:family="paragraph">
      <style:paragraph-properties fo:text-align="center"/>
    </style:style>
    <style:style style:name="P24" style:family="paragraph">
      <loext:graphic-properties draw:fill-color="#7da7d8"/>
      <style:paragraph-properties fo:text-align="center"/>
      <style:text-properties fo:color="#ffffff" fo:font-weight="bold" style:font-weight-asian="bold" style:font-weight-complex="bold"/>
    </style:style>
    <style:style style:name="P25" style:family="paragraph">
      <loext:graphic-properties draw:fill="none" draw:fill-color="#ffffff"/>
      <style:text-properties fo:font-size="14pt" style:font-size-asian="14pt" style:font-size-complex="14pt"/>
    </style:style>
    <style:style style:name="P26" style:family="paragraph">
      <style:text-properties fo:font-size="22pt" style:font-size-asian="22pt" style:font-size-complex="22pt"/>
    </style:style>
    <style:style style:name="P27" style:family="paragraph">
      <style:text-properties fo:font-size="14pt"/>
    </style:style>
    <style:style style:name="P28" style:family="paragraph">
      <loext:graphic-properties draw:fill="none" draw:fill-color="#ffffff"/>
      <style:text-properties fo:color="#0066b3" fo:font-size="14pt" style:text-underline-style="solid" style:text-underline-width="auto" style:text-underline-color="font-color" style:font-size-asian="14pt" style:font-size-complex="14pt"/>
    </style:style>
    <style:style style:name="P29" style:family="paragraph">
      <loext:graphic-properties draw:fill="none" draw:fill-color="#ffffff"/>
      <style:text-properties fo:color="#666666" fo:font-size="18pt"/>
    </style:style>
    <style:style style:name="P30" style:family="paragraph">
      <loext:graphic-properties draw:fill="none" draw:fill-color="#ffffff"/>
      <style:text-properties fo:color="#ffffff" fo:font-size="18pt"/>
    </style:style>
    <style:style style:name="P31" style:family="paragraph">
      <style:text-properties fo:font-size="28pt"/>
    </style:style>
    <style:style style:name="P32" style:family="paragraph">
      <style:text-properties fo:font-size="22pt"/>
    </style:style>
    <style:style style:name="P33" style:family="paragraph">
      <loext:graphic-properties draw:fill-color="#e3d200"/>
      <style:paragraph-properties fo:text-align="center"/>
    </style:style>
    <style:style style:name="P34" style:family="paragraph">
      <style:text-properties fo:font-size="28pt" style:font-size-asian="28pt" style:font-size-complex="28pt"/>
    </style:style>
    <style:style style:name="P35" style:family="paragraph">
      <loext:graphic-properties draw:fill="none" draw:fill-color="#ffffff"/>
      <style:text-properties fo:font-size="28pt" style:font-size-asian="28pt" style:font-size-complex="28pt"/>
    </style:style>
    <style:style style:name="P36" style:family="paragraph">
      <loext:graphic-properties draw:fill-color="#add58a"/>
      <style:paragraph-properties fo:text-align="center"/>
      <style:text-properties fo:color="#ffffff" fo:font-weight="bold" style:font-weight-asian="bold" style:font-weight-complex="bold"/>
    </style:style>
    <style:style style:name="P37" style:family="paragraph">
      <loext:graphic-properties draw:fill-color="#ef413d"/>
      <style:paragraph-properties fo:text-align="center"/>
      <style:text-properties fo:color="#ffffff" fo:font-size="18pt" fo:font-weight="bold" style:font-weight-asian="bold" style:font-weight-complex="bold"/>
    </style:style>
    <style:style style:name="P38" style:family="paragraph">
      <style:text-properties fo:color="#000000"/>
    </style:style>
    <style:style style:name="P39" style:family="paragraph">
      <loext:graphic-properties draw:fill="none" draw:fill-color="#ffffff"/>
      <style:text-properties fo:color="#000000"/>
    </style:style>
    <style:style style:name="T1" style:family="text">
      <style:text-properties style:font-name="Liberation Sans1" fo:font-size="48pt" style:font-size-asian="48pt" style:font-size-complex="48pt"/>
    </style:style>
    <style:style style:name="T2" style:family="text">
      <style:text-properties fo:color="#0066b3" style:text-underline-style="solid" style:text-underline-width="auto" style:text-underline-color="font-color"/>
    </style:style>
    <style:style style:name="T3" style:family="text">
      <style:text-properties fo:color="#ffffff" fo:font-weight="bold" style:font-weight-asian="bold" style:font-weight-complex="bold"/>
    </style:style>
    <style:style style:name="T4" style:family="text">
      <style:text-properties fo:color="#666666"/>
    </style:style>
    <style:style style:name="T5" style:family="text">
      <style:text-properties fo:color="#ffffff"/>
    </style:style>
    <style:style style:name="T6" style:family="text">
      <style:text-properties fo:color="#ffffff" fo:font-size="28pt" style:font-size-asian="28pt" style:font-size-complex="28pt"/>
    </style:style>
    <style:style style:name="T7" style:family="text">
      <style:text-properties fo:color="#666666" fo:font-size="14pt" style:font-size-asian="14pt" style:font-size-complex="14pt"/>
    </style:style>
    <style:style style:name="T8" style:family="text">
      <style:text-properties fo:font-size="22pt" style:font-size-asian="22pt" style:font-size-complex="22pt"/>
    </style:style>
    <style:style style:name="T9" style:family="text">
      <style:text-properties fo:font-size="24pt" style:font-size-asian="24pt" style:font-size-complex="24pt"/>
    </style:style>
    <style:style style:name="T10" style:family="text">
      <style:text-properties fo:color="#0066b3" style:text-underline-style="none"/>
    </style:style>
    <style:style style:name="T11" style:family="text">
      <style:text-properties fo:color="#000000" style:text-underline-style="none"/>
    </style:style>
    <style:style style:name="T12" style:family="text">
      <style:text-properties fo:color="#ce181e" fo:font-size="14pt" style:font-size-asian="14pt" style:font-size-complex="14pt"/>
    </style:style>
    <style:style style:name="T13" style:family="text">
      <style:text-properties fo:font-size="14pt" style:font-size-asian="14pt" style:font-size-complex="14pt"/>
    </style:style>
    <style:style style:name="T14" style:family="text">
      <style:text-properties fo:color="#0066b3" fo:font-size="14pt" style:text-underline-style="solid" style:text-underline-width="auto" style:text-underline-color="font-color" style:font-size-asian="14pt" style:font-size-complex="14pt"/>
    </style:style>
    <style:style style:name="T15" style:family="text">
      <style:text-properties fo:color="#000000" fo:font-size="14pt" style:text-underline-style="none" style:font-size-asian="14pt" style:font-size-complex="14pt"/>
    </style:style>
    <style:style style:name="T1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7cm" svg:height="19cm" svg:x="1cm" svg:y="1cm">
          <text:p/>
          <draw:enhanced-geometry svg:viewBox="0 0 21600 21600" draw:type="rectangle" draw:enhanced-path="M 0 0 L 21600 0 21600 21600 0 21600 0 0 Z N"/>
        </draw:custom-shape>
        <draw:custom-shape draw:style-name="gr2" draw:text-style-name="P2" draw:layer="layout" svg:width="10.4cm" svg:height="7.2cm" svg:x="2.7cm" svg:y="6.9cm">
          <text:p/>
          <draw:enhanced-geometry svg:viewBox="0 0 21600 21600" draw:type="rectangle" draw:enhanced-path="M 0 0 L 21600 0 21600 21600 0 21600 0 0 Z N"/>
        </draw:custom-shape>
        <draw:custom-shape draw:style-name="gr3" draw:text-style-name="P3" draw:layer="layout" svg:width="13.9cm" svg:height="19cm" svg:x="14.8cm" svg:y="1cm">
          <text:p/>
          <draw:enhanced-geometry svg:viewBox="0 0 21600 21600" draw:type="rectangle" draw:enhanced-path="M 0 0 L 21600 0 21600 21600 0 21600 0 0 Z N"/>
        </draw:custom-shape>
        <draw:custom-shape draw:style-name="gr4" draw:text-style-name="P4" draw:layer="layout" svg:width="10.4cm" svg:height="9.5cm" svg:x="16.6cm" svg:y="5.7cm">
          <text:p/>
          <draw:enhanced-geometry svg:viewBox="0 0 21600 21600" draw:type="rectangle" draw:enhanced-path="M 0 0 L 21600 0 21600 21600 0 21600 0 0 Z N"/>
        </draw:custom-shape>
        <draw:line draw:style-name="gr5" draw:text-style-name="P5" draw:layer="layout" svg:x1="2.7cm" svg:y1="10.5cm" svg:x2="13.1cm" svg:y2="10.5cm">
          <text:p/>
        </draw:line>
        <draw:frame draw:style-name="gr6" draw:text-style-name="P7" draw:layer="layout" svg:width="8.939cm" svg:height="2.144cm" svg:x="3.461cm" svg:y="11.2cm">
          <draw:text-box>
            <text:p text:style-name="P6"><text:span text:style-name="T1">SalvaVidas</text:span></text:p>
          </draw:text-box>
        </draw:frame>
        <draw:custom-shape draw:style-name="gr7" draw:text-style-name="P2" draw:layer="layout" svg:width="5.2cm" svg:height="3.6cm" svg:x="5.3cm" svg:y="6.9cm">
          <text:p/>
          <draw:enhanced-geometry svg:viewBox="0 0 21600 21600" draw:type="rectangle" draw:enhanced-path="M 0 0 L 21600 0 21600 21600 0 21600 0 0 Z N"/>
        </draw:custom-shape>
        <draw:frame draw:style-name="gr8" draw:text-style-name="P8" draw:layer="layout" svg:width="2.339cm" svg:height="0.962cm" svg:x="6.7cm" svg:y="8.2cm">
          <draw:text-box>
            <text:p text:style-name="P6">LOGO</text:p>
          </draw:text-box>
        </draw:frame>
        <draw:custom-shape draw:style-name="gr9" draw:text-style-name="P2" draw:layer="layout" svg:width="9.4cm" svg:height="1.3cm" svg:x="17.1cm" svg:y="7.2cm">
          <text:p/>
          <draw:enhanced-geometry svg:viewBox="0 0 21600 21600" draw:type="rectangle" draw:enhanced-path="M 0 0 L 21600 0 21600 21600 0 21600 0 0 Z N"/>
        </draw:custom-shape>
        <draw:custom-shape draw:style-name="gr9" draw:text-style-name="P2" draw:layer="layout" svg:width="9.4cm" svg:height="1.3cm" svg:x="17.1cm" svg:y="10cm">
          <text:p/>
          <draw:enhanced-geometry svg:viewBox="0 0 21600 21600" draw:type="rectangle" draw:enhanced-path="M 0 0 L 21600 0 21600 21600 0 21600 0 0 Z N"/>
        </draw:custom-shape>
        <draw:frame draw:style-name="gr10" draw:text-style-name="P8" draw:layer="layout" svg:width="5.641cm" svg:height="0.962cm" svg:x="16.9cm" svg:y="6cm">
          <draw:text-box>
            <text:p text:style-name="P6">Usuário ou e-mail:</text:p>
          </draw:text-box>
        </draw:frame>
        <draw:frame draw:style-name="gr11" draw:text-style-name="P8" draw:layer="layout" svg:width="2.509cm" svg:height="0.962cm" svg:x="16.9cm" svg:y="8.8cm">
          <draw:text-box>
            <text:p text:style-name="P6">Senha:</text:p>
          </draw:text-box>
        </draw:frame>
        <draw:frame draw:style-name="gr12" draw:text-style-name="P9" draw:layer="layout" svg:width="5.184cm" svg:height="0.962cm" svg:x="16.916cm" svg:y="11.538cm">
          <draw:text-box>
            <text:p text:style-name="P6"><text:span text:style-name="T2">Esqueci a senha</text:span></text:p>
          </draw:text-box>
        </draw:frame>
        <draw:custom-shape draw:style-name="gr13" draw:text-style-name="P11" draw:layer="layout" svg:width="4.1cm" svg:height="1.8cm" svg:x="17.2cm" svg:y="12.8cm">
          <text:p text:style-name="P10"><text:span text:style-name="T3">Registrar</text:span></text:p>
          <draw:enhanced-geometry svg:viewBox="0 0 21600 21600" draw:type="rectangle" draw:enhanced-path="M 0 0 L 21600 0 21600 21600 0 21600 0 0 Z N"/>
        </draw:custom-shape>
        <draw:custom-shape draw:style-name="gr14" draw:text-style-name="P12" draw:layer="layout" svg:width="4.1cm" svg:height="1.8cm" svg:x="22.3cm" svg:y="12.8cm">
          <text:p text:style-name="P10"><text:span text:style-name="T3">Entrar</text:span></text:p>
          <draw:enhanced-geometry svg:viewBox="0 0 21600 21600" draw:type="rectangle" draw:enhanced-path="M 0 0 L 21600 0 21600 21600 0 21600 0 0 Z N"/>
        </draw:custom-shape>
        <draw:frame draw:style-name="gr15" draw:text-style-name="P8" draw:layer="layout" svg:width="3.419cm" svg:height="0.962cm" svg:x="0.8cm" svg:y="0.1cm">
          <draw:text-box>
            <text:p text:style-name="P6">Tela inicial</text:p>
          </draw:text-box>
        </draw:frame>
        <draw:frame draw:style-name="gr15" draw:text-style-name="P8" draw:layer="layout" svg:width="2.441cm" svg:height="0.962cm" svg:x="26.501cm" svg:y="0.1cm">
          <draw:text-box>
            <text:p text:style-name="P6">01 / 20</text:p>
          </draw:text-box>
        </draw:frame>
      </draw:page>
      <draw:page draw:name="page2" draw:style-name="dp1" draw:master-page-name="Default">
        <draw:custom-shape draw:style-name="gr1" draw:text-style-name="P1" draw:layer="layout" svg:width="27.7cm" svg:height="19cm" svg:x="1cm" svg:y="1cm">
          <text:p/>
          <draw:enhanced-geometry svg:viewBox="0 0 21600 21600" draw:type="rectangle" draw:enhanced-path="M 0 0 L 21600 0 21600 21600 0 21600 0 0 Z N"/>
        </draw:custom-shape>
        <draw:custom-shape draw:style-name="gr16" draw:text-style-name="P3" draw:layer="layout" svg:width="27.7cm" svg:height="1.9cm" svg:x="1cm" svg:y="1cm">
          <text:p/>
          <draw:enhanced-geometry svg:viewBox="0 0 21600 21600" draw:type="rectangle" draw:enhanced-path="M 0 0 L 21600 0 21600 21600 0 21600 0 0 Z N"/>
        </draw:custom-shape>
        <draw:custom-shape draw:style-name="gr17" draw:text-style-name="P4" draw:layer="layout" svg:width="13.9cm" svg:height="1.9cm" svg:x="7.9cm" svg:y="1cm">
          <text:p/>
          <draw:enhanced-geometry svg:viewBox="0 0 21600 21600" draw:type="rectangle" draw:enhanced-path="M 0 0 L 21600 0 21600 21600 0 21600 0 0 Z N"/>
        </draw:custom-shape>
        <draw:custom-shape draw:style-name="gr18" draw:text-style-name="P5" draw:layer="layout" svg:width="0.8cm" svg:height="0.8cm" svg:x="8.6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5" draw:layer="layout" svg:x1="8.8cm" svg:y1="2.1cm" svg:x2="8.6cm" svg:y2="2.5cm">
          <text:p/>
        </draw:line>
        <draw:frame draw:style-name="gr20" draw:text-style-name="P13" draw:layer="layout" svg:width="11.25cm" svg:height="0.962cm" svg:x="9.625cm" svg:y="1.5cm">
          <draw:text-box>
            <text:p><text:span text:style-name="T4">Buscar cursos, disciplinas, materiais...</text:span></text:p>
          </draw:text-box>
        </draw:frame>
        <draw:frame draw:style-name="gr21" draw:text-style-name="P14" draw:layer="layout" svg:width="3.533cm" svg:height="0.962cm" svg:x="22.6cm" svg:y="1.438cm">
          <draw:text-box>
            <text:p><text:span text:style-name="T5">Olá, Nome</text:span></text:p>
          </draw:text-box>
        </draw:frame>
        <draw:frame draw:style-name="gr22" draw:text-style-name="P15" draw:layer="layout" svg:width="5.43cm" svg:height="1.352cm" svg:x="1.67cm" svg:y="1.248cm">
          <draw:text-box>
            <text:p><text:span text:style-name="T6">SalvaVidas</text:span></text:p>
          </draw:text-box>
        </draw:frame>
        <draw:custom-shape draw:style-name="gr23" draw:text-style-name="P16" draw:layer="layout" svg:width="1.6cm" svg:height="1.5cm" svg:x="26.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8" draw:layer="layout" svg:width="2.441cm" svg:height="0.962cm" svg:x="26.502cm" svg:y="0.1cm">
          <draw:text-box>
            <text:p text:style-name="P6">01 / 20</text:p>
          </draw:text-box>
        </draw:frame>
      </draw:page>
      <draw:page draw:name="page3" draw:style-name="dp1" draw:master-page-name="Default">
        <draw:custom-shape draw:style-name="gr1" draw:text-style-name="P1" draw:layer="layout" svg:width="27.7cm" svg:height="19cm" svg:x="1cm" svg:y="1cm">
          <text:p/>
          <draw:enhanced-geometry svg:viewBox="0 0 21600 21600" draw:type="rectangle" draw:enhanced-path="M 0 0 L 21600 0 21600 21600 0 21600 0 0 Z N"/>
        </draw:custom-shape>
        <draw:custom-shape draw:style-name="gr16" draw:text-style-name="P3" draw:layer="layout" svg:width="27.7cm" svg:height="1.9cm" svg:x="1cm" svg:y="1cm">
          <text:p/>
          <draw:enhanced-geometry svg:viewBox="0 0 21600 21600" draw:type="rectangle" draw:enhanced-path="M 0 0 L 21600 0 21600 21600 0 21600 0 0 Z N"/>
        </draw:custom-shape>
        <draw:custom-shape draw:style-name="gr17" draw:text-style-name="P4" draw:layer="layout" svg:width="13.9cm" svg:height="1.9cm" svg:x="7.9cm" svg:y="1cm">
          <text:p/>
          <draw:enhanced-geometry svg:viewBox="0 0 21600 21600" draw:type="rectangle" draw:enhanced-path="M 0 0 L 21600 0 21600 21600 0 21600 0 0 Z N"/>
        </draw:custom-shape>
        <draw:custom-shape draw:style-name="gr24" draw:text-style-name="P5" draw:layer="layout" svg:width="0.8cm" svg:height="0.8cm" svg:x="8.6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5" draw:layer="layout" svg:x1="8.8cm" svg:y1="2.1cm" svg:x2="8.6cm" svg:y2="2.5cm">
          <text:p/>
        </draw:line>
        <draw:frame draw:style-name="gr20" draw:text-style-name="P13" draw:layer="layout" svg:width="11.25cm" svg:height="0.962cm" svg:x="9.625cm" svg:y="1.5cm">
          <draw:text-box>
            <text:p><text:span text:style-name="T4">Buscar cursos, disciplinas, materiais...</text:span></text:p>
          </draw:text-box>
        </draw:frame>
        <draw:frame draw:style-name="gr21" draw:text-style-name="P14" draw:layer="layout" svg:width="3.533cm" svg:height="0.962cm" svg:x="22.6cm" svg:y="1.438cm">
          <draw:text-box>
            <text:p><text:span text:style-name="T5">Olá, Nome</text:span></text:p>
          </draw:text-box>
        </draw:frame>
        <draw:frame draw:style-name="gr22" draw:text-style-name="P15" draw:layer="layout" svg:width="5.43cm" svg:height="1.352cm" svg:x="1.67cm" svg:y="1.248cm">
          <draw:text-box>
            <text:p><text:span text:style-name="T6">SalvaVidas</text:span></text:p>
          </draw:text-box>
        </draw:frame>
        <draw:custom-shape draw:style-name="gr23" draw:text-style-name="P16" draw:layer="layout" svg:width="1.6cm" svg:height="1.5cm" svg:x="26.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7" draw:layer="layout" svg:width="10.4cm" svg:height="17.1cm" svg:x="18.3cm" svg:y="2.9cm">
          <text:p/>
          <draw:enhanced-geometry svg:viewBox="0 0 21600 21600" draw:type="rectangle" draw:enhanced-path="M 0 0 L 21600 0 21600 21600 0 21600 0 0 Z N"/>
        </draw:custom-shape>
        <draw:custom-shape draw:style-name="gr26" draw:text-style-name="P4" draw:layer="layout" svg:width="4.4cm" svg:height="1.4cm" svg:x="18.8cm" svg:y="3.6cm">
          <text:p/>
          <draw:enhanced-geometry svg:viewBox="0 0 21600 21600" draw:type="rectangle" draw:enhanced-path="M 0 0 L 21600 0 21600 21600 0 21600 0 0 Z N"/>
        </draw:custom-shape>
        <draw:custom-shape draw:style-name="gr27" draw:text-style-name="P3" draw:layer="layout" svg:width="0.5cm" svg:height="0.5cm" svg:x="22.4cm" svg:y="4.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8" draw:text-style-name="P18" draw:layer="layout" svg:width="3.491cm" svg:height="0.962cm" svg:x="18.809cm" svg:y="3.9cm">
          <draw:text-box>
            <text:p>Novidades</text:p>
          </draw:text-box>
        </draw:frame>
        <draw:custom-shape draw:style-name="gr29" draw:text-style-name="P16" draw:layer="layout" svg:width="9.3cm" svg:height="3.1cm" svg:x="18.8cm" svg:y="5.7cm">
          <text:p/>
          <draw:enhanced-geometry svg:viewBox="0 0 21600 21600" draw:type="rectangle" draw:enhanced-path="M 0 0 L 21600 0 21600 21600 0 21600 0 0 Z N"/>
        </draw:custom-shape>
        <draw:custom-shape draw:style-name="gr29" draw:text-style-name="P16" draw:layer="layout" svg:width="9.3cm" svg:height="3.1cm" svg:x="18.8cm" svg:y="9.5cm">
          <text:p/>
          <draw:enhanced-geometry svg:viewBox="0 0 21600 21600" draw:type="rectangle" draw:enhanced-path="M 0 0 L 21600 0 21600 21600 0 21600 0 0 Z N"/>
        </draw:custom-shape>
        <draw:custom-shape draw:style-name="gr29" draw:text-style-name="P16" draw:layer="layout" svg:width="9.3cm" svg:height="3.1cm" svg:x="18.8cm" svg:y="13.3cm">
          <text:p/>
          <draw:enhanced-geometry svg:viewBox="0 0 21600 21600" draw:type="rectangle" draw:enhanced-path="M 0 0 L 21600 0 21600 21600 0 21600 0 0 Z N"/>
        </draw:custom-shape>
        <draw:frame draw:style-name="gr30" draw:text-style-name="P19" draw:layer="layout" svg:width="6.657cm" svg:height="0.806cm" svg:x="18.8cm" svg:y="5.794cm">
          <draw:text-box>
            <text:p><text:span text:style-name="T7">Tecnicas de Programação II</text:span></text:p>
          </draw:text-box>
        </draw:frame>
        <draw:frame draw:style-name="gr31" draw:text-style-name="P19" draw:layer="layout" svg:width="5.789cm" svg:height="0.806cm" svg:x="18.801cm" svg:y="9.594cm">
          <draw:text-box>
            <text:p><text:span text:style-name="T7">Ciência da Computação</text:span></text:p>
          </draw:text-box>
        </draw:frame>
        <draw:frame draw:style-name="gr32" draw:text-style-name="P19" draw:layer="layout" svg:width="5.468cm" svg:height="0.806cm" svg:x="18.801cm" svg:y="13.394cm">
          <draw:text-box>
            <text:p><text:span text:style-name="T7">Algorithms, 4th Edition</text:span></text:p>
          </draw:text-box>
        </draw:frame>
        <draw:frame draw:style-name="gr33" draw:text-style-name="P18" draw:layer="layout" svg:width="9.3cm" svg:height="1.673cm" svg:x="18.8cm" svg:y="14.3cm">
          <draw:text-box>
            <text:p>Novo insight: “Sobre árvores rubro-negras”</text:p>
          </draw:text-box>
        </draw:frame>
        <draw:custom-shape draw:style-name="gr26" draw:text-style-name="P4" draw:layer="layout" svg:width="4.4cm" svg:height="1.4cm" svg:x="23.7cm" svg:y="3.6cm">
          <text:p/>
          <draw:enhanced-geometry svg:viewBox="0 0 21600 21600" draw:type="rectangle" draw:enhanced-path="M 0 0 L 21600 0 21600 21600 0 21600 0 0 Z N"/>
        </draw:custom-shape>
        <draw:custom-shape draw:style-name="gr27" draw:text-style-name="P3" draw:layer="layout" svg:width="0.5cm" svg:height="0.5cm" svg:x="27.301cm" svg:y="4.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4" draw:text-style-name="P18" draw:layer="layout" svg:width="1.92cm" svg:height="0.962cm" svg:x="23.71cm" svg:y="3.9cm">
          <draw:text-box>
            <text:p>Tudo</text:p>
          </draw:text-box>
        </draw:frame>
        <draw:frame draw:style-name="gr33" draw:text-style-name="P18" draw:layer="layout" svg:width="9.3cm" svg:height="1.673cm" svg:x="18.8cm" svg:y="10.401cm">
          <draw:text-box>
            <text:p>Nova disciplina: Análise de Algoritmos</text:p>
          </draw:text-box>
        </draw:frame>
        <draw:frame draw:style-name="gr33" draw:text-style-name="P18" draw:layer="layout" svg:width="9.3cm" svg:height="1.673cm" svg:x="18.8cm" svg:y="6.601cm">
          <draw:text-box>
            <text:p>Novo material: The Practice of Programming</text:p>
          </draw:text-box>
        </draw:frame>
        <draw:frame draw:style-name="gr15" draw:text-style-name="P8" draw:layer="layout" svg:width="2.441cm" svg:height="0.962cm" svg:x="26.502cm" svg:y="0.1cm">
          <draw:text-box>
            <text:p text:style-name="P6">01 / 20</text:p>
          </draw:text-box>
        </draw:frame>
      </draw:page>
      <draw:page draw:name="page4" draw:style-name="dp1" draw:master-page-name="Default">
        <draw:custom-shape draw:style-name="gr1" draw:text-style-name="P1" draw:layer="layout" svg:width="27.7cm" svg:height="19cm" svg:x="1cm" svg:y="1cm">
          <text:p/>
          <draw:enhanced-geometry svg:viewBox="0 0 21600 21600" draw:type="rectangle" draw:enhanced-path="M 0 0 L 21600 0 21600 21600 0 21600 0 0 Z N"/>
        </draw:custom-shape>
        <draw:custom-shape draw:style-name="gr16" draw:text-style-name="P3" draw:layer="layout" svg:width="27.7cm" svg:height="1.9cm" svg:x="1cm" svg:y="1cm">
          <text:p/>
          <draw:enhanced-geometry svg:viewBox="0 0 21600 21600" draw:type="rectangle" draw:enhanced-path="M 0 0 L 21600 0 21600 21600 0 21600 0 0 Z N"/>
        </draw:custom-shape>
        <draw:custom-shape draw:style-name="gr17" draw:text-style-name="P4" draw:layer="layout" svg:width="13.9cm" svg:height="1.9cm" svg:x="7.9cm" svg:y="1cm">
          <text:p/>
          <draw:enhanced-geometry svg:viewBox="0 0 21600 21600" draw:type="rectangle" draw:enhanced-path="M 0 0 L 21600 0 21600 21600 0 21600 0 0 Z N"/>
        </draw:custom-shape>
        <draw:custom-shape draw:style-name="gr24" draw:text-style-name="P5" draw:layer="layout" svg:width="0.8cm" svg:height="0.8cm" svg:x="8.6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5" draw:layer="layout" svg:x1="8.8cm" svg:y1="2.1cm" svg:x2="8.6cm" svg:y2="2.5cm">
          <text:p/>
        </draw:line>
        <draw:frame draw:style-name="gr20" draw:text-style-name="P13" draw:layer="layout" svg:width="11.25cm" svg:height="0.962cm" svg:x="9.625cm" svg:y="1.5cm">
          <draw:text-box>
            <text:p><text:span text:style-name="T4">Buscar cursos, disciplinas, materiais...</text:span></text:p>
          </draw:text-box>
        </draw:frame>
        <draw:frame draw:style-name="gr21" draw:text-style-name="P14" draw:layer="layout" svg:width="3.533cm" svg:height="0.962cm" svg:x="22.6cm" svg:y="1.438cm">
          <draw:text-box>
            <text:p><text:span text:style-name="T5">Olá, Nome</text:span></text:p>
          </draw:text-box>
        </draw:frame>
        <draw:frame draw:style-name="gr22" draw:text-style-name="P15" draw:layer="layout" svg:width="5.43cm" svg:height="1.352cm" svg:x="1.67cm" svg:y="1.248cm">
          <draw:text-box>
            <text:p><text:span text:style-name="T6">SalvaVidas</text:span></text:p>
          </draw:text-box>
        </draw:frame>
        <draw:custom-shape draw:style-name="gr23" draw:text-style-name="P16" draw:layer="layout" svg:width="1.6cm" svg:height="1.5cm" svg:x="26.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7" draw:layer="layout" svg:width="10.4cm" svg:height="17.1cm" svg:x="18.3cm" svg:y="2.9cm">
          <text:p/>
          <draw:enhanced-geometry svg:viewBox="0 0 21600 21600" draw:type="rectangle" draw:enhanced-path="M 0 0 L 21600 0 21600 21600 0 21600 0 0 Z N"/>
        </draw:custom-shape>
        <draw:custom-shape draw:style-name="gr26" draw:text-style-name="P4" draw:layer="layout" svg:width="4.4cm" svg:height="1.4cm" svg:x="18.8cm" svg:y="3.6cm">
          <text:p/>
          <draw:enhanced-geometry svg:viewBox="0 0 21600 21600" draw:type="rectangle" draw:enhanced-path="M 0 0 L 21600 0 21600 21600 0 21600 0 0 Z N"/>
        </draw:custom-shape>
        <draw:custom-shape draw:style-name="gr27" draw:text-style-name="P3" draw:layer="layout" svg:width="0.5cm" svg:height="0.5cm" svg:x="22.4cm" svg:y="4.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8" draw:text-style-name="P18" draw:layer="layout" svg:width="3.491cm" svg:height="0.962cm" svg:x="18.809cm" svg:y="3.9cm">
          <draw:text-box>
            <text:p>Novidades</text:p>
          </draw:text-box>
        </draw:frame>
        <draw:custom-shape draw:style-name="gr29" draw:text-style-name="P16" draw:layer="layout" svg:width="9.3cm" svg:height="3.1cm" svg:x="18.8cm" svg:y="5.7cm">
          <text:p/>
          <draw:enhanced-geometry svg:viewBox="0 0 21600 21600" draw:type="rectangle" draw:enhanced-path="M 0 0 L 21600 0 21600 21600 0 21600 0 0 Z N"/>
        </draw:custom-shape>
        <draw:custom-shape draw:style-name="gr29" draw:text-style-name="P16" draw:layer="layout" svg:width="9.3cm" svg:height="3.1cm" svg:x="18.8cm" svg:y="9.5cm">
          <text:p/>
          <draw:enhanced-geometry svg:viewBox="0 0 21600 21600" draw:type="rectangle" draw:enhanced-path="M 0 0 L 21600 0 21600 21600 0 21600 0 0 Z N"/>
        </draw:custom-shape>
        <draw:custom-shape draw:style-name="gr29" draw:text-style-name="P16" draw:layer="layout" svg:width="9.3cm" svg:height="3.1cm" svg:x="18.8cm" svg:y="13.3cm">
          <text:p/>
          <draw:enhanced-geometry svg:viewBox="0 0 21600 21600" draw:type="rectangle" draw:enhanced-path="M 0 0 L 21600 0 21600 21600 0 21600 0 0 Z N"/>
        </draw:custom-shape>
        <draw:frame draw:style-name="gr30" draw:text-style-name="P19" draw:layer="layout" svg:width="6.657cm" svg:height="0.806cm" svg:x="18.8cm" svg:y="5.794cm">
          <draw:text-box>
            <text:p><text:span text:style-name="T7">Tecnicas de Programação II</text:span></text:p>
          </draw:text-box>
        </draw:frame>
        <draw:frame draw:style-name="gr31" draw:text-style-name="P19" draw:layer="layout" svg:width="5.789cm" svg:height="0.806cm" svg:x="18.801cm" svg:y="9.594cm">
          <draw:text-box>
            <text:p><text:span text:style-name="T7">Ciência da Computação</text:span></text:p>
          </draw:text-box>
        </draw:frame>
        <draw:frame draw:style-name="gr32" draw:text-style-name="P19" draw:layer="layout" svg:width="5.468cm" svg:height="0.806cm" svg:x="18.801cm" svg:y="13.394cm">
          <draw:text-box>
            <text:p><text:span text:style-name="T7">Algorithms, 4th Edition</text:span></text:p>
          </draw:text-box>
        </draw:frame>
        <draw:frame draw:style-name="gr33" draw:text-style-name="P18" draw:layer="layout" svg:width="9.3cm" svg:height="1.673cm" svg:x="18.8cm" svg:y="14.3cm">
          <draw:text-box>
            <text:p>Novo insight: “Sobre árvores rubro-negras”</text:p>
          </draw:text-box>
        </draw:frame>
        <draw:custom-shape draw:style-name="gr26" draw:text-style-name="P4" draw:layer="layout" svg:width="4.4cm" svg:height="1.4cm" svg:x="23.7cm" svg:y="3.6cm">
          <text:p/>
          <draw:enhanced-geometry svg:viewBox="0 0 21600 21600" draw:type="rectangle" draw:enhanced-path="M 0 0 L 21600 0 21600 21600 0 21600 0 0 Z N"/>
        </draw:custom-shape>
        <draw:custom-shape draw:style-name="gr27" draw:text-style-name="P3" draw:layer="layout" svg:width="0.5cm" svg:height="0.5cm" svg:x="27.301cm" svg:y="4.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4" draw:text-style-name="P18" draw:layer="layout" svg:width="1.92cm" svg:height="0.962cm" svg:x="23.71cm" svg:y="3.9cm">
          <draw:text-box>
            <text:p>Tudo</text:p>
          </draw:text-box>
        </draw:frame>
        <draw:frame draw:style-name="gr33" draw:text-style-name="P18" draw:layer="layout" svg:width="9.3cm" svg:height="1.673cm" svg:x="18.8cm" svg:y="10.401cm">
          <draw:text-box>
            <text:p>Nova disciplina: Análise de Algoritmos</text:p>
          </draw:text-box>
        </draw:frame>
        <draw:frame draw:style-name="gr33" draw:text-style-name="P18" draw:layer="layout" svg:width="9.3cm" svg:height="1.673cm" svg:x="18.8cm" svg:y="6.601cm">
          <draw:text-box>
            <text:p>Novo material: The Practice of Programming</text:p>
          </draw:text-box>
        </draw:frame>
        <draw:frame draw:style-name="gr35" draw:text-style-name="P18" draw:layer="layout" svg:width="4.446cm" svg:height="0.962cm" svg:x="1.654cm" svg:y="3.538cm">
          <draw:text-box>
            <text:p><text:span text:style-name="T2">Meus cursos</text:span></text:p>
          </draw:text-box>
        </draw:frame>
        <draw:custom-shape draw:style-name="gr36" draw:text-style-name="P5" draw:layer="layout" svg:width="13.5cm" svg:height="4cm" svg:x="2.8cm" svg:y="6.6cm">
          <text:p/>
          <draw:enhanced-geometry svg:viewBox="0 0 21600 21600" draw:type="rectangle" draw:enhanced-path="M 0 0 L 21600 0 21600 21600 0 21600 0 0 Z N"/>
        </draw:custom-shape>
        <draw:frame draw:style-name="gr37" draw:text-style-name="P20" draw:layer="layout" svg:width="4.905cm" svg:height="1.119cm" svg:x="1.7cm" svg:y="4.781cm">
          <draw:text-box>
            <text:p><text:span text:style-name="T8">Meus cursos</text:span></text:p>
          </draw:text-box>
        </draw:frame>
        <draw:custom-shape draw:style-name="gr36" draw:text-style-name="P5" draw:layer="layout" svg:width="13.5cm" svg:height="4cm" svg:x="2.8cm" svg:y="11.4cm">
          <text:p/>
          <draw:enhanced-geometry svg:viewBox="0 0 21600 21600" draw:type="rectangle" draw:enhanced-path="M 0 0 L 21600 0 21600 21600 0 21600 0 0 Z N"/>
        </draw:custom-shape>
        <draw:frame draw:style-name="gr38" draw:text-style-name="P21" draw:layer="layout" svg:width="4.541cm" svg:height="1.195cm" svg:x="3.1cm" svg:y="11.738cm">
          <draw:text-box>
            <text:p><text:span text:style-name="T9">Pedagogia</text:span></text:p>
          </draw:text-box>
        </draw:frame>
        <draw:frame draw:style-name="gr39" draw:text-style-name="P18" draw:layer="layout" svg:width="9.197cm" svg:height="0.962cm" svg:x="3.154cm" svg:y="13.638cm">
          <draw:text-box>
            <text:p>Última atualização: 02/04/2019</text:p>
          </draw:text-box>
        </draw:frame>
        <draw:frame draw:style-name="gr40" draw:text-style-name="P21" draw:layer="layout" svg:width="9.527cm" svg:height="1.195cm" svg:x="3.101cm" svg:y="6.839cm">
          <draw:text-box>
            <text:p><text:span text:style-name="T9">Ciência da Computação</text:span></text:p>
          </draw:text-box>
        </draw:frame>
        <draw:frame draw:style-name="gr41" draw:text-style-name="P18" draw:layer="layout" svg:width="9.307cm" svg:height="0.962cm" svg:x="3.154cm" svg:y="8.738cm">
          <draw:text-box>
            <text:p>Última atualização: 3 dias atrás</text:p>
          </draw:text-box>
        </draw:frame>
        <draw:frame draw:style-name="gr35" draw:text-style-name="P18" draw:layer="layout" svg:width="6cm" svg:height="0.962cm" svg:x="0.8cm" svg:y="0.1cm">
          <draw:text-box>
            <text:p>Ao logar - Home</text:p>
          </draw:text-box>
        </draw:frame>
        <draw:frame draw:style-name="gr15" draw:text-style-name="P8" draw:layer="layout" svg:width="2.441cm" svg:height="0.962cm" svg:x="26.502cm" svg:y="0.1cm">
          <draw:text-box>
            <text:p text:style-name="P6">01 / 20</text:p>
          </draw:text-box>
        </draw:frame>
      </draw:page>
      <draw:page draw:name="page5" draw:style-name="dp1" draw:master-page-name="Default">
        <draw:custom-shape draw:style-name="gr1" draw:text-style-name="P1" draw:layer="layout" svg:width="27.7cm" svg:height="19cm" svg:x="1cm" svg:y="1cm">
          <text:p/>
          <draw:enhanced-geometry svg:viewBox="0 0 21600 21600" draw:type="rectangle" draw:enhanced-path="M 0 0 L 21600 0 21600 21600 0 21600 0 0 Z N"/>
        </draw:custom-shape>
        <draw:custom-shape draw:style-name="gr16" draw:text-style-name="P3" draw:layer="layout" svg:width="27.7cm" svg:height="1.9cm" svg:x="1cm" svg:y="1cm">
          <text:p/>
          <draw:enhanced-geometry svg:viewBox="0 0 21600 21600" draw:type="rectangle" draw:enhanced-path="M 0 0 L 21600 0 21600 21600 0 21600 0 0 Z N"/>
        </draw:custom-shape>
        <draw:custom-shape draw:style-name="gr17" draw:text-style-name="P4" draw:layer="layout" svg:width="13.9cm" svg:height="1.9cm" svg:x="7.9cm" svg:y="1cm">
          <text:p/>
          <draw:enhanced-geometry svg:viewBox="0 0 21600 21600" draw:type="rectangle" draw:enhanced-path="M 0 0 L 21600 0 21600 21600 0 21600 0 0 Z N"/>
        </draw:custom-shape>
        <draw:custom-shape draw:style-name="gr24" draw:text-style-name="P5" draw:layer="layout" svg:width="0.8cm" svg:height="0.8cm" svg:x="8.6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5" draw:layer="layout" svg:x1="8.8cm" svg:y1="2.1cm" svg:x2="8.6cm" svg:y2="2.5cm">
          <text:p/>
        </draw:line>
        <draw:frame draw:style-name="gr20" draw:text-style-name="P13" draw:layer="layout" svg:width="11.25cm" svg:height="0.962cm" svg:x="9.625cm" svg:y="1.5cm">
          <draw:text-box>
            <text:p><text:span text:style-name="T4">Buscar cursos, disciplinas, materiais...</text:span></text:p>
          </draw:text-box>
        </draw:frame>
        <draw:frame draw:style-name="gr21" draw:text-style-name="P14" draw:layer="layout" svg:width="3.533cm" svg:height="0.962cm" svg:x="22.6cm" svg:y="1.438cm">
          <draw:text-box>
            <text:p><text:span text:style-name="T5">Olá, Nome</text:span></text:p>
          </draw:text-box>
        </draw:frame>
        <draw:frame draw:style-name="gr22" draw:text-style-name="P15" draw:layer="layout" svg:width="5.43cm" svg:height="1.352cm" svg:x="1.67cm" svg:y="1.248cm">
          <draw:text-box>
            <text:p><text:span text:style-name="T6">SalvaVidas</text:span></text:p>
          </draw:text-box>
        </draw:frame>
        <draw:custom-shape draw:style-name="gr23" draw:text-style-name="P16" draw:layer="layout" svg:width="1.6cm" svg:height="1.5cm" svg:x="26.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7" draw:layer="layout" svg:width="10.4cm" svg:height="17.1cm" svg:x="18.3cm" svg:y="2.9cm">
          <text:p/>
          <draw:enhanced-geometry svg:viewBox="0 0 21600 21600" draw:type="rectangle" draw:enhanced-path="M 0 0 L 21600 0 21600 21600 0 21600 0 0 Z N"/>
        </draw:custom-shape>
        <draw:custom-shape draw:style-name="gr26" draw:text-style-name="P4" draw:layer="layout" svg:width="4.4cm" svg:height="1.4cm" svg:x="18.8cm" svg:y="3.6cm">
          <text:p/>
          <draw:enhanced-geometry svg:viewBox="0 0 21600 21600" draw:type="rectangle" draw:enhanced-path="M 0 0 L 21600 0 21600 21600 0 21600 0 0 Z N"/>
        </draw:custom-shape>
        <draw:custom-shape draw:style-name="gr27" draw:text-style-name="P3" draw:layer="layout" svg:width="0.5cm" svg:height="0.5cm" svg:x="22.4cm" svg:y="4.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8" draw:text-style-name="P18" draw:layer="layout" svg:width="3.491cm" svg:height="0.962cm" svg:x="18.809cm" svg:y="3.9cm">
          <draw:text-box>
            <text:p>Novidades</text:p>
          </draw:text-box>
        </draw:frame>
        <draw:custom-shape draw:style-name="gr29" draw:text-style-name="P16" draw:layer="layout" svg:width="9.3cm" svg:height="3.1cm" svg:x="18.8cm" svg:y="5.7cm">
          <text:p/>
          <draw:enhanced-geometry svg:viewBox="0 0 21600 21600" draw:type="rectangle" draw:enhanced-path="M 0 0 L 21600 0 21600 21600 0 21600 0 0 Z N"/>
        </draw:custom-shape>
        <draw:custom-shape draw:style-name="gr29" draw:text-style-name="P16" draw:layer="layout" svg:width="9.3cm" svg:height="3.1cm" svg:x="18.8cm" svg:y="9.5cm">
          <text:p/>
          <draw:enhanced-geometry svg:viewBox="0 0 21600 21600" draw:type="rectangle" draw:enhanced-path="M 0 0 L 21600 0 21600 21600 0 21600 0 0 Z N"/>
        </draw:custom-shape>
        <draw:custom-shape draw:style-name="gr29" draw:text-style-name="P16" draw:layer="layout" svg:width="9.3cm" svg:height="3.1cm" svg:x="18.8cm" svg:y="13.3cm">
          <text:p/>
          <draw:enhanced-geometry svg:viewBox="0 0 21600 21600" draw:type="rectangle" draw:enhanced-path="M 0 0 L 21600 0 21600 21600 0 21600 0 0 Z N"/>
        </draw:custom-shape>
        <draw:frame draw:style-name="gr30" draw:text-style-name="P19" draw:layer="layout" svg:width="6.657cm" svg:height="0.806cm" svg:x="18.8cm" svg:y="5.794cm">
          <draw:text-box>
            <text:p><text:span text:style-name="T7">Tecnicas de Programação II</text:span></text:p>
          </draw:text-box>
        </draw:frame>
        <draw:frame draw:style-name="gr31" draw:text-style-name="P19" draw:layer="layout" svg:width="5.789cm" svg:height="0.806cm" svg:x="18.801cm" svg:y="9.594cm">
          <draw:text-box>
            <text:p><text:span text:style-name="T7">Ciência da Computação</text:span></text:p>
          </draw:text-box>
        </draw:frame>
        <draw:frame draw:style-name="gr32" draw:text-style-name="P19" draw:layer="layout" svg:width="5.468cm" svg:height="0.806cm" svg:x="18.801cm" svg:y="13.394cm">
          <draw:text-box>
            <text:p><text:span text:style-name="T7">Algorithms, 4th Edition</text:span></text:p>
          </draw:text-box>
        </draw:frame>
        <draw:frame draw:style-name="gr33" draw:text-style-name="P18" draw:layer="layout" svg:width="9.3cm" svg:height="1.673cm" svg:x="18.8cm" svg:y="14.3cm">
          <draw:text-box>
            <text:p>Novo insight: “Sobre árvores rubro-negras”</text:p>
          </draw:text-box>
        </draw:frame>
        <draw:custom-shape draw:style-name="gr26" draw:text-style-name="P4" draw:layer="layout" svg:width="4.4cm" svg:height="1.4cm" svg:x="23.7cm" svg:y="3.6cm">
          <text:p/>
          <draw:enhanced-geometry svg:viewBox="0 0 21600 21600" draw:type="rectangle" draw:enhanced-path="M 0 0 L 21600 0 21600 21600 0 21600 0 0 Z N"/>
        </draw:custom-shape>
        <draw:custom-shape draw:style-name="gr27" draw:text-style-name="P3" draw:layer="layout" svg:width="0.5cm" svg:height="0.5cm" svg:x="27.301cm" svg:y="4.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4" draw:text-style-name="P18" draw:layer="layout" svg:width="1.92cm" svg:height="0.962cm" svg:x="23.71cm" svg:y="3.9cm">
          <draw:text-box>
            <text:p>Tudo</text:p>
          </draw:text-box>
        </draw:frame>
        <draw:frame draw:style-name="gr33" draw:text-style-name="P18" draw:layer="layout" svg:width="9.3cm" svg:height="1.673cm" svg:x="18.8cm" svg:y="10.401cm">
          <draw:text-box>
            <text:p>Nova disciplina: Análise de Algoritmos</text:p>
          </draw:text-box>
        </draw:frame>
        <draw:frame draw:style-name="gr33" draw:text-style-name="P18" draw:layer="layout" svg:width="9.3cm" svg:height="1.673cm" svg:x="18.8cm" svg:y="6.601cm">
          <draw:text-box>
            <text:p>Novo material: The Practice of Programming</text:p>
          </draw:text-box>
        </draw:frame>
        <draw:frame draw:style-name="gr33" draw:text-style-name="P18" draw:layer="layout" svg:width="12.146cm" svg:height="1.673cm" svg:x="1.654cm" svg:y="3.538cm">
          <draw:text-box>
            <text:p><text:span text:style-name="T2">Meus cursos</text:span><text:span text:style-name="T10"> </text:span><text:span text:style-name="T11">&gt;</text:span><text:span text:style-name="T10"> </text:span><text:span text:style-name="T2">Ciência da Computação</text:span></text:p>
          </draw:text-box>
        </draw:frame>
        <draw:custom-shape draw:style-name="gr36" draw:text-style-name="P5" draw:layer="layout" svg:width="13.5cm" svg:height="4cm" svg:x="2.8cm" svg:y="9.3cm">
          <text:p/>
          <draw:enhanced-geometry svg:viewBox="0 0 21600 21600" draw:type="rectangle" draw:enhanced-path="M 0 0 L 21600 0 21600 21600 0 21600 0 0 Z N"/>
        </draw:custom-shape>
        <draw:frame draw:style-name="gr42" draw:text-style-name="P20" draw:layer="layout" svg:width="5.726cm" svg:height="1.119cm" svg:x="1.7cm" svg:y="4.881cm">
          <draw:text-box>
            <text:p><text:span text:style-name="T8">Disciplinas em </text:span></text:p>
          </draw:text-box>
        </draw:frame>
        <draw:custom-shape draw:style-name="gr36" draw:text-style-name="P5" draw:layer="layout" svg:width="13.5cm" svg:height="4cm" svg:x="2.8cm" svg:y="14.1cm">
          <text:p/>
          <draw:enhanced-geometry svg:viewBox="0 0 21600 21600" draw:type="rectangle" draw:enhanced-path="M 0 0 L 21600 0 21600 21600 0 21600 0 0 Z N"/>
        </draw:custom-shape>
        <draw:frame draw:style-name="gr43" draw:text-style-name="P21" draw:layer="layout" svg:width="8.634cm" svg:height="1.195cm" svg:x="3.1cm" svg:y="14.438cm">
          <draw:text-box>
            <text:p><text:span text:style-name="T9">Análise de Algoritmos</text:span></text:p>
          </draw:text-box>
        </draw:frame>
        <draw:frame draw:style-name="gr41" draw:text-style-name="P18" draw:layer="layout" svg:width="9.307cm" svg:height="0.962cm" svg:x="3.154cm" svg:y="16.138cm">
          <draw:text-box>
            <text:p>Última atualização: 3 dias atrás</text:p>
          </draw:text-box>
        </draw:frame>
        <draw:frame draw:style-name="gr44" draw:text-style-name="P21" draw:layer="layout" svg:width="11.09cm" svg:height="1.195cm" svg:x="3.101cm" svg:y="9.539cm">
          <draw:text-box>
            <text:p><text:span text:style-name="T9">Técnicas de Programação II</text:span></text:p>
          </draw:text-box>
        </draw:frame>
        <draw:frame draw:style-name="gr33" draw:text-style-name="P18" draw:layer="layout" svg:width="13.145cm" svg:height="1.673cm" svg:x="3.155cm" svg:y="11.938cm">
          <draw:text-box>
            <text:p>Novo material: The Practice of Programming</text:p>
          </draw:text-box>
        </draw:frame>
        <draw:custom-shape draw:style-name="gr45" draw:text-style-name="P4" draw:layer="layout" svg:width="9cm" svg:height="1.4cm" svg:x="7.3cm" svg:y="4.8cm">
          <text:p/>
          <draw:enhanced-geometry svg:viewBox="0 0 21600 21600" draw:type="rectangle" draw:enhanced-path="M 0 0 L 21600 0 21600 21600 0 21600 0 0 Z N"/>
        </draw:custom-shape>
        <draw:custom-shape draw:style-name="gr27" draw:text-style-name="P3" draw:layer="layout" svg:width="0.5cm" svg:height="0.5cm" svg:x="15.401cm" svg:y="5.3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6" draw:text-style-name="P18" draw:layer="layout" svg:width="7.258cm" svg:height="0.962cm" svg:x="7.342cm" svg:y="5.038cm">
          <draw:text-box>
            <text:p>Ciência da Computação</text:p>
          </draw:text-box>
        </draw:frame>
        <draw:frame draw:style-name="gr47" draw:text-style-name="P18" draw:layer="layout" svg:width="9.659cm" svg:height="0.962cm" svg:x="3.155cm" svg:y="10.838cm">
          <draw:text-box>
            <text:p>Última atualização: 10 dias atrás</text:p>
          </draw:text-box>
        </draw:frame>
        <draw:frame draw:style-name="gr48" draw:text-style-name="P22" draw:layer="layout" svg:width="1.658cm" svg:height="0.806cm" svg:x="14.5cm" svg:y="14.294cm">
          <draw:text-box>
            <text:p><text:span text:style-name="T12">Novo</text:span></text:p>
          </draw:text-box>
        </draw:frame>
        <draw:custom-shape draw:style-name="gr49" draw:text-style-name="P24" draw:layer="layout" svg:width="6.5cm" svg:height="1.8cm" svg:x="9.8cm" svg:y="6.8cm">
          <text:p text:style-name="P23"><text:span text:style-name="T3">Parar de seguir</text:span></text:p>
          <draw:enhanced-geometry svg:viewBox="0 0 21600 21600" draw:type="rectangle" draw:enhanced-path="M 0 0 L 21600 0 21600 21600 0 21600 0 0 Z N"/>
        </draw:custom-shape>
        <draw:custom-shape draw:style-name="gr50" draw:text-style-name="P4" draw:layer="layout" svg:width="6.4cm" svg:height="1.4cm" svg:x="2.8cm" svg:y="7cm">
          <text:p/>
          <draw:enhanced-geometry svg:viewBox="0 0 21600 21600" draw:type="rectangle" draw:enhanced-path="M 0 0 L 21600 0 21600 21600 0 21600 0 0 Z N"/>
        </draw:custom-shape>
        <draw:custom-shape draw:style-name="gr27" draw:text-style-name="P3" draw:layer="layout" svg:width="0.355cm" svg:height="0.5cm" svg:x="8.561cm" svg:y="7.5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1" draw:text-style-name="P18" draw:layer="layout" svg:width="5.162cm" svg:height="0.962cm" svg:x="2.811cm" svg:y="7.238cm">
          <draw:text-box>
            <text:p>Seguidos</text:p>
          </draw:text-box>
        </draw:frame>
        <draw:frame draw:style-name="gr15" draw:text-style-name="P8" draw:layer="layout" svg:width="2.441cm" svg:height="0.962cm" svg:x="26.502cm" svg:y="0.1cm">
          <draw:text-box>
            <text:p text:style-name="P6">01 / 20</text:p>
          </draw:text-box>
        </draw:frame>
      </draw:page>
      <draw:page draw:name="page6" draw:style-name="dp1" draw:master-page-name="Default">
        <draw:custom-shape draw:style-name="gr1" draw:text-style-name="P1" draw:layer="layout" svg:width="27.7cm" svg:height="19cm" svg:x="1cm" svg:y="1cm">
          <text:p/>
          <draw:enhanced-geometry svg:viewBox="0 0 21600 21600" draw:type="rectangle" draw:enhanced-path="M 0 0 L 21600 0 21600 21600 0 21600 0 0 Z N"/>
        </draw:custom-shape>
        <draw:custom-shape draw:style-name="gr16" draw:text-style-name="P3" draw:layer="layout" svg:width="27.7cm" svg:height="1.9cm" svg:x="1cm" svg:y="1cm">
          <text:p/>
          <draw:enhanced-geometry svg:viewBox="0 0 21600 21600" draw:type="rectangle" draw:enhanced-path="M 0 0 L 21600 0 21600 21600 0 21600 0 0 Z N"/>
        </draw:custom-shape>
        <draw:custom-shape draw:style-name="gr17" draw:text-style-name="P4" draw:layer="layout" svg:width="13.9cm" svg:height="1.9cm" svg:x="7.9cm" svg:y="1cm">
          <text:p/>
          <draw:enhanced-geometry svg:viewBox="0 0 21600 21600" draw:type="rectangle" draw:enhanced-path="M 0 0 L 21600 0 21600 21600 0 21600 0 0 Z N"/>
        </draw:custom-shape>
        <draw:custom-shape draw:style-name="gr24" draw:text-style-name="P5" draw:layer="layout" svg:width="0.8cm" svg:height="0.8cm" svg:x="8.6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5" draw:layer="layout" svg:x1="8.8cm" svg:y1="2.1cm" svg:x2="8.6cm" svg:y2="2.5cm">
          <text:p/>
        </draw:line>
        <draw:frame draw:style-name="gr20" draw:text-style-name="P13" draw:layer="layout" svg:width="11.25cm" svg:height="0.962cm" svg:x="9.625cm" svg:y="1.5cm">
          <draw:text-box>
            <text:p><text:span text:style-name="T4">Buscar cursos, disciplinas, materiais...</text:span></text:p>
          </draw:text-box>
        </draw:frame>
        <draw:frame draw:style-name="gr21" draw:text-style-name="P14" draw:layer="layout" svg:width="3.533cm" svg:height="0.962cm" svg:x="22.6cm" svg:y="1.438cm">
          <draw:text-box>
            <text:p><text:span text:style-name="T5">Olá, Nome</text:span></text:p>
          </draw:text-box>
        </draw:frame>
        <draw:frame draw:style-name="gr22" draw:text-style-name="P15" draw:layer="layout" svg:width="5.43cm" svg:height="1.352cm" svg:x="1.67cm" svg:y="1.248cm">
          <draw:text-box>
            <text:p><text:span text:style-name="T6">SalvaVidas</text:span></text:p>
          </draw:text-box>
        </draw:frame>
        <draw:custom-shape draw:style-name="gr23" draw:text-style-name="P16" draw:layer="layout" svg:width="1.6cm" svg:height="1.5cm" svg:x="26.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7" draw:layer="layout" svg:width="10.4cm" svg:height="17.1cm" svg:x="18.3cm" svg:y="2.9cm">
          <text:p/>
          <draw:enhanced-geometry svg:viewBox="0 0 21600 21600" draw:type="rectangle" draw:enhanced-path="M 0 0 L 21600 0 21600 21600 0 21600 0 0 Z N"/>
        </draw:custom-shape>
        <draw:custom-shape draw:style-name="gr26" draw:text-style-name="P4" draw:layer="layout" svg:width="4.4cm" svg:height="1.4cm" svg:x="18.8cm" svg:y="3.6cm">
          <text:p/>
          <draw:enhanced-geometry svg:viewBox="0 0 21600 21600" draw:type="rectangle" draw:enhanced-path="M 0 0 L 21600 0 21600 21600 0 21600 0 0 Z N"/>
        </draw:custom-shape>
        <draw:custom-shape draw:style-name="gr27" draw:text-style-name="P3" draw:layer="layout" svg:width="0.5cm" svg:height="0.5cm" svg:x="22.4cm" svg:y="4.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8" draw:text-style-name="P18" draw:layer="layout" svg:width="3.491cm" svg:height="0.962cm" svg:x="18.809cm" svg:y="3.9cm">
          <draw:text-box>
            <text:p>Novidades</text:p>
          </draw:text-box>
        </draw:frame>
        <draw:custom-shape draw:style-name="gr29" draw:text-style-name="P16" draw:layer="layout" svg:width="9.3cm" svg:height="3.1cm" svg:x="18.8cm" svg:y="5.7cm">
          <text:p/>
          <draw:enhanced-geometry svg:viewBox="0 0 21600 21600" draw:type="rectangle" draw:enhanced-path="M 0 0 L 21600 0 21600 21600 0 21600 0 0 Z N"/>
        </draw:custom-shape>
        <draw:custom-shape draw:style-name="gr29" draw:text-style-name="P16" draw:layer="layout" svg:width="9.3cm" svg:height="3.1cm" svg:x="18.8cm" svg:y="9.5cm">
          <text:p/>
          <draw:enhanced-geometry svg:viewBox="0 0 21600 21600" draw:type="rectangle" draw:enhanced-path="M 0 0 L 21600 0 21600 21600 0 21600 0 0 Z N"/>
        </draw:custom-shape>
        <draw:custom-shape draw:style-name="gr29" draw:text-style-name="P16" draw:layer="layout" svg:width="9.3cm" svg:height="3.1cm" svg:x="18.8cm" svg:y="13.3cm">
          <text:p/>
          <draw:enhanced-geometry svg:viewBox="0 0 21600 21600" draw:type="rectangle" draw:enhanced-path="M 0 0 L 21600 0 21600 21600 0 21600 0 0 Z N"/>
        </draw:custom-shape>
        <draw:frame draw:style-name="gr30" draw:text-style-name="P19" draw:layer="layout" svg:width="6.657cm" svg:height="0.806cm" svg:x="18.8cm" svg:y="5.794cm">
          <draw:text-box>
            <text:p><text:span text:style-name="T7">Tecnicas de Programação II</text:span></text:p>
          </draw:text-box>
        </draw:frame>
        <draw:frame draw:style-name="gr31" draw:text-style-name="P19" draw:layer="layout" svg:width="5.789cm" svg:height="0.806cm" svg:x="18.801cm" svg:y="9.594cm">
          <draw:text-box>
            <text:p><text:span text:style-name="T7">Ciência da Computação</text:span></text:p>
          </draw:text-box>
        </draw:frame>
        <draw:frame draw:style-name="gr32" draw:text-style-name="P19" draw:layer="layout" svg:width="5.468cm" svg:height="0.806cm" svg:x="18.801cm" svg:y="13.394cm">
          <draw:text-box>
            <text:p><text:span text:style-name="T7">Algorithms, 4th Edition</text:span></text:p>
          </draw:text-box>
        </draw:frame>
        <draw:frame draw:style-name="gr33" draw:text-style-name="P18" draw:layer="layout" svg:width="9.3cm" svg:height="1.673cm" svg:x="18.8cm" svg:y="14.3cm">
          <draw:text-box>
            <text:p>Novo insight: “Sobre árvores rubro-negras”</text:p>
          </draw:text-box>
        </draw:frame>
        <draw:custom-shape draw:style-name="gr26" draw:text-style-name="P4" draw:layer="layout" svg:width="4.4cm" svg:height="1.4cm" svg:x="23.7cm" svg:y="3.6cm">
          <text:p/>
          <draw:enhanced-geometry svg:viewBox="0 0 21600 21600" draw:type="rectangle" draw:enhanced-path="M 0 0 L 21600 0 21600 21600 0 21600 0 0 Z N"/>
        </draw:custom-shape>
        <draw:custom-shape draw:style-name="gr27" draw:text-style-name="P3" draw:layer="layout" svg:width="0.5cm" svg:height="0.5cm" svg:x="27.301cm" svg:y="4.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4" draw:text-style-name="P18" draw:layer="layout" svg:width="1.92cm" svg:height="0.962cm" svg:x="23.71cm" svg:y="3.9cm">
          <draw:text-box>
            <text:p>Tudo</text:p>
          </draw:text-box>
        </draw:frame>
        <draw:frame draw:style-name="gr33" draw:text-style-name="P18" draw:layer="layout" svg:width="9.3cm" svg:height="1.673cm" svg:x="18.8cm" svg:y="10.401cm">
          <draw:text-box>
            <text:p>Nova disciplina: Análise de Algoritmos</text:p>
          </draw:text-box>
        </draw:frame>
        <draw:frame draw:style-name="gr33" draw:text-style-name="P18" draw:layer="layout" svg:width="9.3cm" svg:height="1.673cm" svg:x="18.8cm" svg:y="6.601cm">
          <draw:text-box>
            <text:p>Novo material: The Practice of Programming</text:p>
          </draw:text-box>
        </draw:frame>
        <draw:frame draw:style-name="gr33" draw:text-style-name="P18" draw:layer="layout" svg:width="19.846cm" svg:height="1.673cm" svg:x="1.654cm" svg:y="3.538cm">
          <draw:text-box>
            <text:p><text:span text:style-name="T2">Meus cursos</text:span><text:span text:style-name="T10"> </text:span><text:span text:style-name="T11">&gt;</text:span><text:span text:style-name="T10"> </text:span><text:span text:style-name="T2">Ciên...</text:span><text:span text:style-name="T11"> &gt; </text:span><text:span text:style-name="T2">Análise de Algoritmos</text:span></text:p>
          </draw:text-box>
        </draw:frame>
        <draw:custom-shape draw:style-name="gr36" draw:text-style-name="P5" draw:layer="layout" svg:width="13.5cm" svg:height="4cm" svg:x="2.8cm" svg:y="9.4cm">
          <text:p/>
          <draw:enhanced-geometry svg:viewBox="0 0 21600 21600" draw:type="rectangle" draw:enhanced-path="M 0 0 L 21600 0 21600 21600 0 21600 0 0 Z N"/>
        </draw:custom-shape>
        <draw:frame draw:style-name="gr52" draw:text-style-name="P20" draw:layer="layout" svg:width="5.159cm" svg:height="1.119cm" svg:x="1.7cm" svg:y="4.881cm">
          <draw:text-box>
            <text:p><text:span text:style-name="T8">Materiais em </text:span></text:p>
          </draw:text-box>
        </draw:frame>
        <draw:custom-shape draw:style-name="gr36" draw:text-style-name="P5" draw:layer="layout" svg:width="13.5cm" svg:height="4cm" svg:x="2.8cm" svg:y="14.2cm">
          <text:p/>
          <draw:enhanced-geometry svg:viewBox="0 0 21600 21600" draw:type="rectangle" draw:enhanced-path="M 0 0 L 21600 0 21600 21600 0 21600 0 0 Z N"/>
        </draw:custom-shape>
        <draw:frame draw:style-name="gr53" draw:text-style-name="P21" draw:layer="layout" svg:width="10.057cm" svg:height="1.195cm" svg:x="3.1cm" svg:y="14.538cm">
          <draw:text-box>
            <text:p><text:span text:style-name="T9">Introduction to Algorithms</text:span></text:p>
          </draw:text-box>
        </draw:frame>
        <draw:frame draw:style-name="gr54" draw:text-style-name="P18" draw:layer="layout" svg:width="2.191cm" svg:height="0.962cm" svg:x="3.154cm" svg:y="15.838cm">
          <draw:text-box>
            <text:p>CLRS</text:p>
          </draw:text-box>
        </draw:frame>
        <draw:frame draw:style-name="gr55" draw:text-style-name="P21" draw:layer="layout" svg:width="8.969cm" svg:height="1.195cm" svg:x="3.101cm" svg:y="9.639cm">
          <draw:text-box>
            <text:p><text:span text:style-name="T9">Algorithms, 4th Edition</text:span></text:p>
          </draw:text-box>
        </draw:frame>
        <draw:frame draw:style-name="gr33" draw:text-style-name="P18" draw:layer="layout" svg:width="13.145cm" svg:height="1.673cm" svg:x="3.155cm" svg:y="12.038cm">
          <draw:text-box>
            <text:p>Novo insight: “Sobre árvores rubro-negras”</text:p>
          </draw:text-box>
        </draw:frame>
        <draw:custom-shape draw:style-name="gr56" draw:text-style-name="P4" draw:layer="layout" svg:width="9.5cm" svg:height="1.4cm" svg:x="6.8cm" svg:y="4.8cm">
          <text:p/>
          <draw:enhanced-geometry svg:viewBox="0 0 21600 21600" draw:type="rectangle" draw:enhanced-path="M 0 0 L 21600 0 21600 21600 0 21600 0 0 Z N"/>
        </draw:custom-shape>
        <draw:custom-shape draw:style-name="gr27" draw:text-style-name="P3" draw:layer="layout" svg:width="0.5cm" svg:height="0.5cm" svg:x="15.401cm" svg:y="5.3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5" draw:text-style-name="P18" draw:layer="layout" svg:width="7.753cm" svg:height="0.962cm" svg:x="7cm" svg:y="5.038cm">
          <draw:text-box>
            <text:p>Análise de Algoritmos</text:p>
          </draw:text-box>
        </draw:frame>
        <draw:frame draw:style-name="gr57" draw:text-style-name="P18" draw:layer="layout" svg:width="6.289cm" svg:height="0.962cm" svg:x="3.155cm" svg:y="10.938cm">
          <draw:text-box>
            <text:p>Sedgewick &amp; Wayne</text:p>
          </draw:text-box>
        </draw:frame>
        <draw:frame draw:style-name="gr41" draw:text-style-name="P18" draw:layer="layout" svg:width="9.307cm" svg:height="0.962cm" svg:x="3.155cm" svg:y="16.838cm">
          <draw:text-box>
            <text:p>Última atualização: 2 dias atrás</text:p>
          </draw:text-box>
        </draw:frame>
        <draw:custom-shape draw:style-name="gr49" draw:text-style-name="P24" draw:layer="layout" svg:width="6.5cm" svg:height="1.8cm" svg:x="9.8cm" svg:y="6.9cm">
          <text:p text:style-name="P23"><text:span text:style-name="T3">P</text:span><text:span text:style-name="T3">a</text:span><text:span text:style-name="T3">r</text:span><text:span text:style-name="T3">a</text:span><text:span text:style-name="T3">r</text:span><text:span text:style-name="T3"> </text:span><text:span text:style-name="T3">d</text:span><text:span text:style-name="T3">e</text:span><text:span text:style-name="T3"> </text:span><text:span text:style-name="T3">s</text:span><text:span text:style-name="T3">e</text:span><text:span text:style-name="T3">g</text:span><text:span text:style-name="T3">u</text:span><text:span text:style-name="T3">i</text:span><text:span text:style-name="T3">r</text:span></text:p>
          <draw:enhanced-geometry svg:viewBox="0 0 21600 21600" draw:type="rectangle" draw:enhanced-path="M 0 0 L 21600 0 21600 21600 0 21600 0 0 Z N"/>
        </draw:custom-shape>
        <draw:custom-shape draw:style-name="gr50" draw:text-style-name="P4" draw:layer="layout" svg:width="6.4cm" svg:height="1.4cm" svg:x="2.8cm" svg:y="7.1cm">
          <text:p/>
          <draw:enhanced-geometry svg:viewBox="0 0 21600 21600" draw:type="rectangle" draw:enhanced-path="M 0 0 L 21600 0 21600 21600 0 21600 0 0 Z N"/>
        </draw:custom-shape>
        <draw:custom-shape draw:style-name="gr27" draw:text-style-name="P3" draw:layer="layout" svg:width="0.355cm" svg:height="0.5cm" svg:x="8.561cm" svg:y="7.6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1" draw:text-style-name="P18" draw:layer="layout" svg:width="5.162cm" svg:height="0.962cm" svg:x="2.811cm" svg:y="7.338cm">
          <draw:text-box>
            <text:p>Seguidos</text:p>
          </draw:text-box>
        </draw:frame>
        <draw:frame draw:style-name="gr15" draw:text-style-name="P8" draw:layer="layout" svg:width="2.441cm" svg:height="0.962cm" svg:x="26.502cm" svg:y="0.1cm">
          <draw:text-box>
            <text:p text:style-name="P6">01 / 20</text:p>
          </draw:text-box>
        </draw:frame>
      </draw:page>
      <draw:page draw:name="page7" draw:style-name="dp1" draw:master-page-name="Default">
        <draw:custom-shape draw:style-name="gr1" draw:text-style-name="P1" draw:layer="layout" svg:width="27.7cm" svg:height="19cm" svg:x="1cm" svg:y="1cm">
          <text:p/>
          <draw:enhanced-geometry svg:viewBox="0 0 21600 21600" draw:type="rectangle" draw:enhanced-path="M 0 0 L 21600 0 21600 21600 0 21600 0 0 Z N"/>
        </draw:custom-shape>
        <draw:custom-shape draw:style-name="gr16" draw:text-style-name="P3" draw:layer="layout" svg:width="27.7cm" svg:height="1.9cm" svg:x="1cm" svg:y="1cm">
          <text:p/>
          <draw:enhanced-geometry svg:viewBox="0 0 21600 21600" draw:type="rectangle" draw:enhanced-path="M 0 0 L 21600 0 21600 21600 0 21600 0 0 Z N"/>
        </draw:custom-shape>
        <draw:custom-shape draw:style-name="gr17" draw:text-style-name="P4" draw:layer="layout" svg:width="13.9cm" svg:height="1.9cm" svg:x="7.9cm" svg:y="1cm">
          <text:p/>
          <draw:enhanced-geometry svg:viewBox="0 0 21600 21600" draw:type="rectangle" draw:enhanced-path="M 0 0 L 21600 0 21600 21600 0 21600 0 0 Z N"/>
        </draw:custom-shape>
        <draw:custom-shape draw:style-name="gr24" draw:text-style-name="P5" draw:layer="layout" svg:width="0.8cm" svg:height="0.8cm" svg:x="8.6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5" draw:layer="layout" svg:x1="8.8cm" svg:y1="2.1cm" svg:x2="8.6cm" svg:y2="2.5cm">
          <text:p/>
        </draw:line>
        <draw:frame draw:style-name="gr20" draw:text-style-name="P13" draw:layer="layout" svg:width="11.25cm" svg:height="0.962cm" svg:x="9.625cm" svg:y="1.5cm">
          <draw:text-box>
            <text:p><text:span text:style-name="T4">Buscar </text:span><text:span text:style-name="T4">cursos, </text:span><text:span text:style-name="T4">disciplinas, </text:span><text:span text:style-name="T4">materiais...</text:span></text:p>
          </draw:text-box>
        </draw:frame>
        <draw:frame draw:style-name="gr21" draw:text-style-name="P14" draw:layer="layout" svg:width="3.533cm" svg:height="0.962cm" svg:x="22.6cm" svg:y="1.438cm">
          <draw:text-box>
            <text:p><text:span text:style-name="T5">Olá, Nome</text:span></text:p>
          </draw:text-box>
        </draw:frame>
        <draw:frame draw:style-name="gr22" draw:text-style-name="P15" draw:layer="layout" svg:width="5.43cm" svg:height="1.352cm" svg:x="1.67cm" svg:y="1.248cm">
          <draw:text-box>
            <text:p><text:span text:style-name="T6">S</text:span><text:span text:style-name="T6">a</text:span><text:span text:style-name="T6">l</text:span><text:span text:style-name="T6">v</text:span><text:span text:style-name="T6">a</text:span><text:span text:style-name="T6">V</text:span><text:span text:style-name="T6">i</text:span><text:span text:style-name="T6">d</text:span><text:span text:style-name="T6">a</text:span><text:span text:style-name="T6">s</text:span></text:p>
          </draw:text-box>
        </draw:frame>
        <draw:custom-shape draw:style-name="gr23" draw:text-style-name="P16" draw:layer="layout" svg:width="1.6cm" svg:height="1.5cm" svg:x="26.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7" draw:layer="layout" svg:width="10.4cm" svg:height="17.1cm" svg:x="18.3cm" svg:y="2.9cm">
          <text:p/>
          <draw:enhanced-geometry svg:viewBox="0 0 21600 21600" draw:type="rectangle" draw:enhanced-path="M 0 0 L 21600 0 21600 21600 0 21600 0 0 Z N"/>
        </draw:custom-shape>
        <draw:custom-shape draw:style-name="gr26" draw:text-style-name="P4" draw:layer="layout" svg:width="4.4cm" svg:height="1.4cm" svg:x="18.8cm" svg:y="3.6cm">
          <text:p/>
          <draw:enhanced-geometry svg:viewBox="0 0 21600 21600" draw:type="rectangle" draw:enhanced-path="M 0 0 L 21600 0 21600 21600 0 21600 0 0 Z N"/>
        </draw:custom-shape>
        <draw:custom-shape draw:style-name="gr27" draw:text-style-name="P3" draw:layer="layout" svg:width="0.5cm" svg:height="0.5cm" svg:x="22.4cm" svg:y="4.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8" draw:text-style-name="P18" draw:layer="layout" svg:width="3.491cm" svg:height="0.962cm" svg:x="18.809cm" svg:y="3.9cm">
          <draw:text-box>
            <text:p>Novidades</text:p>
          </draw:text-box>
        </draw:frame>
        <draw:custom-shape draw:style-name="gr29" draw:text-style-name="P16" draw:layer="layout" svg:width="9.3cm" svg:height="3.1cm" svg:x="18.8cm" svg:y="5.7cm">
          <text:p/>
          <draw:enhanced-geometry svg:viewBox="0 0 21600 21600" draw:type="rectangle" draw:enhanced-path="M 0 0 L 21600 0 21600 21600 0 21600 0 0 Z N"/>
        </draw:custom-shape>
        <draw:custom-shape draw:style-name="gr29" draw:text-style-name="P16" draw:layer="layout" svg:width="9.3cm" svg:height="3.1cm" svg:x="18.8cm" svg:y="9.5cm">
          <text:p/>
          <draw:enhanced-geometry svg:viewBox="0 0 21600 21600" draw:type="rectangle" draw:enhanced-path="M 0 0 L 21600 0 21600 21600 0 21600 0 0 Z N"/>
        </draw:custom-shape>
        <draw:custom-shape draw:style-name="gr29" draw:text-style-name="P16" draw:layer="layout" svg:width="9.3cm" svg:height="3.1cm" svg:x="18.8cm" svg:y="13.3cm">
          <text:p/>
          <draw:enhanced-geometry svg:viewBox="0 0 21600 21600" draw:type="rectangle" draw:enhanced-path="M 0 0 L 21600 0 21600 21600 0 21600 0 0 Z N"/>
        </draw:custom-shape>
        <draw:frame draw:style-name="gr30" draw:text-style-name="P19" draw:layer="layout" svg:width="6.657cm" svg:height="0.806cm" svg:x="18.8cm" svg:y="5.794cm">
          <draw:text-box>
            <text:p><text:span text:style-name="T7">Tecnicas de </text:span><text:span text:style-name="T7">Programaçã</text:span><text:span text:style-name="T7">o II</text:span></text:p>
          </draw:text-box>
        </draw:frame>
        <draw:frame draw:style-name="gr31" draw:text-style-name="P19" draw:layer="layout" svg:width="5.789cm" svg:height="0.806cm" svg:x="18.801cm" svg:y="9.594cm">
          <draw:text-box>
            <text:p><text:span text:style-name="T7">Ciência da Computação</text:span></text:p>
          </draw:text-box>
        </draw:frame>
        <draw:frame draw:style-name="gr32" draw:text-style-name="P19" draw:layer="layout" svg:width="5.468cm" svg:height="0.806cm" svg:x="18.801cm" svg:y="13.394cm">
          <draw:text-box>
            <text:p><text:span text:style-name="T7">A</text:span><text:span text:style-name="T7">l</text:span><text:span text:style-name="T7">g</text:span><text:span text:style-name="T7">o</text:span><text:span text:style-name="T7">r</text:span><text:span text:style-name="T7">i</text:span><text:span text:style-name="T7">t</text:span><text:span text:style-name="T7">h</text:span><text:span text:style-name="T7">m</text:span><text:span text:style-name="T7">s</text:span><text:span text:style-name="T7">, </text:span><text:span text:style-name="T7">4</text:span><text:span text:style-name="T7">t</text:span><text:span text:style-name="T7">h</text:span><text:span text:style-name="T7"> </text:span><text:span text:style-name="T7">E</text:span><text:span text:style-name="T7">d</text:span><text:span text:style-name="T7">i</text:span><text:span text:style-name="T7">t</text:span><text:span text:style-name="T7">i</text:span><text:span text:style-name="T7">o</text:span><text:span text:style-name="T7">n</text:span></text:p>
          </draw:text-box>
        </draw:frame>
        <draw:frame draw:style-name="gr33" draw:text-style-name="P18" draw:layer="layout" svg:width="9.3cm" svg:height="1.673cm" svg:x="18.8cm" svg:y="14.3cm">
          <draw:text-box>
            <text:p>Novo insight: “Sobre árvores rubro-negras”</text:p>
          </draw:text-box>
        </draw:frame>
        <draw:custom-shape draw:style-name="gr26" draw:text-style-name="P4" draw:layer="layout" svg:width="4.4cm" svg:height="1.4cm" svg:x="23.7cm" svg:y="3.6cm">
          <text:p/>
          <draw:enhanced-geometry svg:viewBox="0 0 21600 21600" draw:type="rectangle" draw:enhanced-path="M 0 0 L 21600 0 21600 21600 0 21600 0 0 Z N"/>
        </draw:custom-shape>
        <draw:custom-shape draw:style-name="gr27" draw:text-style-name="P3" draw:layer="layout" svg:width="0.5cm" svg:height="0.5cm" svg:x="27.301cm" svg:y="4.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4" draw:text-style-name="P18" draw:layer="layout" svg:width="1.92cm" svg:height="0.962cm" svg:x="23.71cm" svg:y="3.9cm">
          <draw:text-box>
            <text:p>Tudo</text:p>
          </draw:text-box>
        </draw:frame>
        <draw:frame draw:style-name="gr33" draw:text-style-name="P18" draw:layer="layout" svg:width="9.3cm" svg:height="1.673cm" svg:x="18.8cm" svg:y="10.401cm">
          <draw:text-box>
            <text:p>Nova disciplina: Análise de Algoritmos</text:p>
          </draw:text-box>
        </draw:frame>
        <draw:frame draw:style-name="gr33" draw:text-style-name="P18" draw:layer="layout" svg:width="9.3cm" svg:height="1.673cm" svg:x="18.8cm" svg:y="6.601cm">
          <draw:text-box>
            <text:p>Novo material: The Practice of Programming</text:p>
          </draw:text-box>
        </draw:frame>
        <draw:frame draw:style-name="gr33" draw:text-style-name="P18" draw:layer="layout" svg:width="19.846cm" svg:height="1.673cm" svg:x="1.654cm" svg:y="3.538cm">
          <draw:text-box>
            <text:p><text:span text:style-name="T2">M</text:span><text:span text:style-name="T2">e</text:span><text:span text:style-name="T2">u</text:span><text:span text:style-name="T2">s</text:span><text:span text:style-name="T2"> </text:span><text:span text:style-name="T2">c</text:span><text:span text:style-name="T2">u</text:span><text:span text:style-name="T2">r</text:span><text:span text:style-name="T2">s</text:span><text:span text:style-name="T2">o</text:span><text:span text:style-name="T2">s</text:span><text:span text:style-name="T10"> </text:span><text:span text:style-name="T11">&gt;</text:span><text:span text:style-name="T10"> </text:span><text:span text:style-name="T2">C</text:span><text:span text:style-name="T2">i</text:span><text:span text:style-name="T2">ê</text:span><text:span text:style-name="T2">n</text:span><text:span text:style-name="T2">.</text:span><text:span text:style-name="T2">.</text:span><text:span text:style-name="T2">.</text:span><text:span text:style-name="T11"> </text:span><text:span text:style-name="T11">&gt;</text:span><text:span text:style-name="T11"> </text:span><text:span text:style-name="T2">A</text:span><text:span text:style-name="T2">n</text:span><text:span text:style-name="T2">á</text:span><text:span text:style-name="T2">l</text:span><text:span text:style-name="T2">i</text:span><text:span text:style-name="T2">…</text:span><text:span text:style-name="T11"> </text:span><text:span text:style-name="T11">&gt;</text:span><text:span text:style-name="T11"> </text:span><text:span text:style-name="T2">A</text:span><text:span text:style-name="T2">l</text:span><text:span text:style-name="T2">g</text:span><text:span text:style-name="T2">o</text:span><text:span text:style-name="T2">r</text:span><text:span text:style-name="T2">i</text:span><text:span text:style-name="T2">t</text:span><text:span text:style-name="T2">h</text:span><text:span text:style-name="T2">m</text:span><text:span text:style-name="T2">s</text:span><text:span text:style-name="T2">,</text:span><text:span text:style-name="T2"> </text:span><text:span text:style-name="T2">4</text:span><text:span text:style-name="T2">t</text:span><text:span text:style-name="T2">h</text:span><text:span text:style-name="T2"> </text:span><text:span text:style-name="T2">E</text:span><text:span text:style-name="T2">d</text:span><text:span text:style-name="T2">.</text:span><text:span text:style-name="T2">.</text:span><text:span text:style-name="T2">.</text:span></text:p>
          </draw:text-box>
        </draw:frame>
        <draw:custom-shape draw:style-name="gr36" draw:text-style-name="P5" draw:layer="layout" svg:width="13.5cm" svg:height="4cm" svg:x="2.8cm" svg:y="8.6cm">
          <text:p/>
          <draw:enhanced-geometry svg:viewBox="0 0 21600 21600" draw:type="rectangle" draw:enhanced-path="M 0 0 L 21600 0 21600 21600 0 21600 0 0 Z N"/>
        </draw:custom-shape>
        <draw:frame draw:style-name="gr58" draw:text-style-name="P20" draw:layer="layout" svg:width="8.27cm" svg:height="1.119cm" svg:x="1.731cm" svg:y="4.8cm">
          <draw:text-box>
            <text:p><text:span text:style-name="T8">Algorithms, 4th Edition</text:span></text:p>
          </draw:text-box>
        </draw:frame>
        <draw:frame draw:style-name="gr59" draw:text-style-name="P18" draw:layer="layout" svg:width="8.283cm" svg:height="0.962cm" svg:x="3.055cm" svg:y="8.838cm">
          <draw:text-box>
            <text:p>Sobre árvores rubro-negras</text:p>
          </draw:text-box>
        </draw:frame>
        <draw:frame draw:style-name="gr60" draw:text-style-name="P20" draw:layer="layout" svg:width="3.182cm" svg:height="1.119cm" svg:x="2.531cm" svg:y="7.101cm">
          <draw:text-box>
            <text:p><text:span text:style-name="T8">Insights</text:span></text:p>
          </draw:text-box>
        </draw:frame>
        <draw:custom-shape draw:style-name="gr36" draw:text-style-name="P5" draw:layer="layout" svg:width="13.5cm" svg:height="4cm" svg:x="2.8cm" svg:y="13.2cm">
          <text:p/>
          <draw:enhanced-geometry svg:viewBox="0 0 21600 21600" draw:type="rectangle" draw:enhanced-path="M 0 0 L 21600 0 21600 21600 0 21600 0 0 Z N"/>
        </draw:custom-shape>
        <draw:frame draw:style-name="gr33" draw:text-style-name="P18" draw:layer="layout" svg:width="12.844cm" svg:height="1.673cm" svg:x="3.056cm" svg:y="13.438cm">
          <draw:text-box>
            <text:p>Para entender complexidades de caso...</text:p>
          </draw:text-box>
        </draw:frame>
        <draw:frame draw:style-name="gr61" draw:text-style-name="P25" draw:layer="layout" svg:width="4.384cm" svg:height="0.806cm" svg:x="3.1cm" svg:y="9.7cm">
          <draw:text-box>
            <text:p><text:span text:style-name="T13">P</text:span><text:span text:style-name="T13">o</text:span><text:span text:style-name="T13">r</text:span><text:span text:style-name="T13"> </text:span><text:span text:style-name="T14">A</text:span><text:span text:style-name="T14">l</text:span><text:span text:style-name="T14">i</text:span><text:span text:style-name="T14">c</text:span><text:span text:style-name="T14">e</text:span><text:span text:style-name="T14"> </text:span><text:span text:style-name="T14">A</text:span><text:span text:style-name="T14">l</text:span><text:span text:style-name="T14">m</text:span><text:span text:style-name="T14">e</text:span><text:span text:style-name="T14">i</text:span><text:span text:style-name="T14">d</text:span><text:span text:style-name="T14">a</text:span></text:p>
          </draw:text-box>
        </draw:frame>
        <draw:frame draw:style-name="gr62" draw:text-style-name="P25" draw:layer="layout" svg:width="4.909cm" svg:height="0.806cm" svg:x="3.1cm" svg:y="14.3cm">
          <draw:text-box>
            <text:p><text:span text:style-name="T13">Por </text:span><text:span text:style-name="T14">Bernardo Braga</text:span></text:p>
          </draw:text-box>
        </draw:frame>
        <draw:frame draw:style-name="gr63" draw:text-style-name="P18" draw:layer="layout" svg:width="12.844cm" svg:height="2.384cm" svg:x="3.056cm" svg:y="15.139cm">
          <draw:text-box>
            <text:p>Sempre tive alguma dificuldade com probabilidades. Quando precisei analisar...</text:p>
          </draw:text-box>
        </draw:frame>
        <draw:frame draw:style-name="gr63" draw:text-style-name="P18" draw:layer="layout" svg:width="12.844cm" svg:height="2.384cm" svg:x="3.056cm" svg:y="10.539cm">
          <draw:text-box>
            <text:p>Balancear um BST não é um conceito trivial. Pense em um templo chinês; os...</text:p>
          </draw:text-box>
        </draw:frame>
        <draw:frame draw:style-name="gr64" draw:text-style-name="P20" draw:layer="layout" svg:width="4.9cm" svg:height="1.119cm" svg:x="2.531cm" svg:y="17.802cm">
          <draw:text-box>
            <text:p><text:span text:style-name="T8">Comentários</text:span></text:p>
          </draw:text-box>
        </draw:frame>
        <draw:frame draw:style-name="gr33" draw:text-style-name="P18" draw:layer="layout" svg:width="19.846cm" svg:height="1.673cm" svg:x="1.754cm" svg:y="5.839cm">
          <draw:text-box>
            <text:p><text:span text:style-name="T2">Detalhes</text:span></text:p>
          </draw:text-box>
        </draw:frame>
        <draw:frame draw:style-name="gr15" draw:text-style-name="P8" draw:layer="layout" svg:width="2.441cm" svg:height="0.962cm" svg:x="26.502cm" svg:y="0.1cm">
          <draw:text-box>
            <text:p text:style-name="P6">01 / 20</text:p>
          </draw:text-box>
        </draw:frame>
        <draw:frame draw:style-name="gr33" draw:text-style-name="P18" draw:layer="layout" svg:width="3.446cm" svg:height="1.673cm" svg:x="13.954cm" svg:y="5.84cm">
          <draw:text-box>
            <text:p><text:span text:style-name="T2">Denunciar</text:span></text:p>
          </draw:text-box>
        </draw:frame>
      </draw:page>
      <draw:page draw:name="page8" draw:style-name="dp1" draw:master-page-name="Default">
        <draw:custom-shape draw:style-name="gr1" draw:text-style-name="P1" draw:layer="layout" svg:width="27.7cm" svg:height="19cm" svg:x="1cm" svg:y="1cm">
          <text:p/>
          <draw:enhanced-geometry svg:viewBox="0 0 21600 21600" draw:type="rectangle" draw:enhanced-path="M 0 0 L 21600 0 21600 21600 0 21600 0 0 Z N"/>
        </draw:custom-shape>
        <draw:custom-shape draw:style-name="gr16" draw:text-style-name="P3" draw:layer="layout" svg:width="27.7cm" svg:height="1.9cm" svg:x="1cm" svg:y="1cm">
          <text:p/>
          <draw:enhanced-geometry svg:viewBox="0 0 21600 21600" draw:type="rectangle" draw:enhanced-path="M 0 0 L 21600 0 21600 21600 0 21600 0 0 Z N"/>
        </draw:custom-shape>
        <draw:custom-shape draw:style-name="gr17" draw:text-style-name="P4" draw:layer="layout" svg:width="13.9cm" svg:height="1.9cm" svg:x="7.9cm" svg:y="1cm">
          <text:p/>
          <draw:enhanced-geometry svg:viewBox="0 0 21600 21600" draw:type="rectangle" draw:enhanced-path="M 0 0 L 21600 0 21600 21600 0 21600 0 0 Z N"/>
        </draw:custom-shape>
        <draw:custom-shape draw:style-name="gr24" draw:text-style-name="P5" draw:layer="layout" svg:width="0.8cm" svg:height="0.8cm" svg:x="8.6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5" draw:layer="layout" svg:x1="8.8cm" svg:y1="2.1cm" svg:x2="8.6cm" svg:y2="2.5cm">
          <text:p/>
        </draw:line>
        <draw:frame draw:style-name="gr20" draw:text-style-name="P13" draw:layer="layout" svg:width="11.25cm" svg:height="0.962cm" svg:x="9.625cm" svg:y="1.5cm">
          <draw:text-box>
            <text:p><text:span text:style-name="T4">Buscar cursos, disciplinas, materiais...</text:span></text:p>
          </draw:text-box>
        </draw:frame>
        <draw:frame draw:style-name="gr21" draw:text-style-name="P14" draw:layer="layout" svg:width="3.533cm" svg:height="0.962cm" svg:x="22.6cm" svg:y="1.438cm">
          <draw:text-box>
            <text:p><text:span text:style-name="T5">Olá, Nome</text:span></text:p>
          </draw:text-box>
        </draw:frame>
        <draw:frame draw:style-name="gr22" draw:text-style-name="P15" draw:layer="layout" svg:width="5.43cm" svg:height="1.352cm" svg:x="1.67cm" svg:y="1.248cm">
          <draw:text-box>
            <text:p><text:span text:style-name="T6">SalvaVidas</text:span></text:p>
          </draw:text-box>
        </draw:frame>
        <draw:custom-shape draw:style-name="gr23" draw:text-style-name="P16" draw:layer="layout" svg:width="1.6cm" svg:height="1.5cm" svg:x="26.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7" draw:layer="layout" svg:width="10.4cm" svg:height="17.1cm" svg:x="18.3cm" svg:y="2.9cm">
          <text:p/>
          <draw:enhanced-geometry svg:viewBox="0 0 21600 21600" draw:type="rectangle" draw:enhanced-path="M 0 0 L 21600 0 21600 21600 0 21600 0 0 Z N"/>
        </draw:custom-shape>
        <draw:custom-shape draw:style-name="gr26" draw:text-style-name="P4" draw:layer="layout" svg:width="4.4cm" svg:height="1.4cm" svg:x="18.8cm" svg:y="3.6cm">
          <text:p/>
          <draw:enhanced-geometry svg:viewBox="0 0 21600 21600" draw:type="rectangle" draw:enhanced-path="M 0 0 L 21600 0 21600 21600 0 21600 0 0 Z N"/>
        </draw:custom-shape>
        <draw:custom-shape draw:style-name="gr27" draw:text-style-name="P3" draw:layer="layout" svg:width="0.5cm" svg:height="0.5cm" svg:x="22.4cm" svg:y="4.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8" draw:text-style-name="P18" draw:layer="layout" svg:width="3.491cm" svg:height="0.962cm" svg:x="18.809cm" svg:y="3.9cm">
          <draw:text-box>
            <text:p>Novidades</text:p>
          </draw:text-box>
        </draw:frame>
        <draw:custom-shape draw:style-name="gr29" draw:text-style-name="P16" draw:layer="layout" svg:width="9.3cm" svg:height="3.1cm" svg:x="18.8cm" svg:y="5.7cm">
          <text:p/>
          <draw:enhanced-geometry svg:viewBox="0 0 21600 21600" draw:type="rectangle" draw:enhanced-path="M 0 0 L 21600 0 21600 21600 0 21600 0 0 Z N"/>
        </draw:custom-shape>
        <draw:custom-shape draw:style-name="gr29" draw:text-style-name="P16" draw:layer="layout" svg:width="9.3cm" svg:height="3.1cm" svg:x="18.8cm" svg:y="9.5cm">
          <text:p/>
          <draw:enhanced-geometry svg:viewBox="0 0 21600 21600" draw:type="rectangle" draw:enhanced-path="M 0 0 L 21600 0 21600 21600 0 21600 0 0 Z N"/>
        </draw:custom-shape>
        <draw:custom-shape draw:style-name="gr29" draw:text-style-name="P16" draw:layer="layout" svg:width="9.3cm" svg:height="3.1cm" svg:x="18.8cm" svg:y="13.3cm">
          <text:p/>
          <draw:enhanced-geometry svg:viewBox="0 0 21600 21600" draw:type="rectangle" draw:enhanced-path="M 0 0 L 21600 0 21600 21600 0 21600 0 0 Z N"/>
        </draw:custom-shape>
        <draw:frame draw:style-name="gr30" draw:text-style-name="P19" draw:layer="layout" svg:width="6.657cm" svg:height="0.806cm" svg:x="18.8cm" svg:y="5.794cm">
          <draw:text-box>
            <text:p><text:span text:style-name="T7">Tecnicas de Programação II</text:span></text:p>
          </draw:text-box>
        </draw:frame>
        <draw:frame draw:style-name="gr31" draw:text-style-name="P19" draw:layer="layout" svg:width="5.789cm" svg:height="0.806cm" svg:x="18.801cm" svg:y="9.594cm">
          <draw:text-box>
            <text:p><text:span text:style-name="T7">Ciência da Computação</text:span></text:p>
          </draw:text-box>
        </draw:frame>
        <draw:frame draw:style-name="gr32" draw:text-style-name="P19" draw:layer="layout" svg:width="5.468cm" svg:height="0.806cm" svg:x="18.801cm" svg:y="13.394cm">
          <draw:text-box>
            <text:p><text:span text:style-name="T7">Algorithms, 4th Edition</text:span></text:p>
          </draw:text-box>
        </draw:frame>
        <draw:frame draw:style-name="gr33" draw:text-style-name="P18" draw:layer="layout" svg:width="9.3cm" svg:height="1.673cm" svg:x="18.8cm" svg:y="14.3cm">
          <draw:text-box>
            <text:p>Novo insight: “Sobre árvores rubro-negras”</text:p>
          </draw:text-box>
        </draw:frame>
        <draw:custom-shape draw:style-name="gr26" draw:text-style-name="P4" draw:layer="layout" svg:width="4.4cm" svg:height="1.4cm" svg:x="23.7cm" svg:y="3.6cm">
          <text:p/>
          <draw:enhanced-geometry svg:viewBox="0 0 21600 21600" draw:type="rectangle" draw:enhanced-path="M 0 0 L 21600 0 21600 21600 0 21600 0 0 Z N"/>
        </draw:custom-shape>
        <draw:custom-shape draw:style-name="gr27" draw:text-style-name="P3" draw:layer="layout" svg:width="0.5cm" svg:height="0.5cm" svg:x="27.301cm" svg:y="4.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4" draw:text-style-name="P18" draw:layer="layout" svg:width="1.92cm" svg:height="0.962cm" svg:x="23.71cm" svg:y="3.9cm">
          <draw:text-box>
            <text:p>Tudo</text:p>
          </draw:text-box>
        </draw:frame>
        <draw:frame draw:style-name="gr33" draw:text-style-name="P18" draw:layer="layout" svg:width="9.3cm" svg:height="1.673cm" svg:x="18.8cm" svg:y="10.401cm">
          <draw:text-box>
            <text:p>Nova disciplina: Análise de Algoritmos</text:p>
          </draw:text-box>
        </draw:frame>
        <draw:frame draw:style-name="gr33" draw:text-style-name="P18" draw:layer="layout" svg:width="9.3cm" svg:height="1.673cm" svg:x="18.8cm" svg:y="6.601cm">
          <draw:text-box>
            <text:p>Novo material: The Practice of Programming</text:p>
          </draw:text-box>
        </draw:frame>
        <draw:frame draw:style-name="gr33" draw:text-style-name="P18" draw:layer="layout" svg:width="19.846cm" svg:height="1.673cm" svg:x="1.654cm" svg:y="3.538cm">
          <draw:text-box>
            <text:p><text:span text:style-name="T2">Meus cursos</text:span><text:span text:style-name="T10"> </text:span><text:span text:style-name="T11">&gt;</text:span><text:span text:style-name="T10"> </text:span><text:span text:style-name="T2">Ciên...</text:span><text:span text:style-name="T11"> &gt; </text:span><text:span text:style-name="T2">Análi…</text:span><text:span text:style-name="T11"> &gt; </text:span><text:span text:style-name="T2">Algorithms, 4th Ed...</text:span></text:p>
          </draw:text-box>
        </draw:frame>
        <draw:frame draw:style-name="gr59" draw:text-style-name="P20" draw:layer="layout" svg:width="10.04cm" svg:height="1.119cm" svg:x="1.655cm" svg:y="4.638cm">
          <draw:text-box>
            <text:p text:style-name="P26"><text:span text:style-name="T8">Sobre árvores rubro-negras</text:span></text:p>
          </draw:text-box>
        </draw:frame>
        <draw:frame draw:style-name="gr61" draw:text-style-name="P25" draw:layer="layout" svg:width="7.97cm" svg:height="0.806cm" svg:x="2.5cm" svg:y="5.8cm">
          <draw:text-box>
            <text:p><text:span text:style-name="T13">Por </text:span><text:span text:style-name="T14">Alice Almeida</text:span><text:span text:style-name="T15">, em 30/05/2019</text:span></text:p>
          </draw:text-box>
        </draw:frame>
        <draw:frame draw:style-name="gr65" draw:text-style-name="P18" draw:layer="layout" svg:width="15.944cm" svg:height="12.8cm" svg:x="1.756cm" svg:y="6.7cm">
          <draw:text-box>
            <text:p><text:span text:style-name="T16">Lorem ipsum dolor sit amet, consectetur adipiscing elit. Donec eleifend, sapien volutpat semper euismod, leo ligula commodo lacus, a vulputate ve eros lacinia. Nam nec nisi et felis aliquet consequat. Curabitur convallis finibus tristique. Sed auctor nulla vel nisl blandit, non efficitur ligula pulvinar. Donec eleifend, sapien volutpat semper euismod, leo ligula commodo lacus, a vulputate ve eros lacinia. Nam nec nisi et felis aliquet consequat. A vulputate ve eros lacinia. Nam nec nisi et felis aliquet consequat. Curabitur convallis finibus tristique. Sed auctor nulla vel nisl blandit, non efficitur ligula pulvinar. </text:span>Donec eleifend, sapien volutpat semper euismod, leo ligula commodo lacus, a vulputate ve eros lacinia. Nam nec nisi et felis aliquet consequat.</text:p>
          </draw:text-box>
        </draw:frame>
        <draw:frame draw:style-name="gr64" draw:text-style-name="P20" draw:layer="layout" svg:width="4.9cm" svg:height="1.119cm" svg:x="1.731cm" svg:y="18.103cm">
          <draw:text-box>
            <text:p><text:span text:style-name="T8">Comentários</text:span></text:p>
          </draw:text-box>
        </draw:frame>
        <draw:custom-shape draw:style-name="gr66" draw:text-style-name="P16" draw:layer="layout" svg:width="1.2cm" svg:height="1cm" svg:x="15.7cm" svg:y="5.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5" draw:text-style-name="P8" draw:layer="layout" svg:width="2.441cm" svg:height="0.962cm" svg:x="26.502cm" svg:y="0.1cm">
          <draw:text-box>
            <text:p text:style-name="P6">01 / 20</text:p>
          </draw:text-box>
        </draw:frame>
        <draw:frame draw:style-name="gr67" draw:text-style-name="P28" draw:layer="layout" svg:width="6.572cm" svg:height="0.806cm" svg:x="14.3cm" svg:y="17.4cm">
          <draw:text-box>
            <text:p text:style-name="P27"><text:span text:style-name="T14">Denunciar</text:span></text:p>
          </draw:text-box>
        </draw:frame>
      </draw:page>
      <draw:page draw:name="page9" draw:style-name="dp1" draw:master-page-name="Default">
        <draw:custom-shape draw:style-name="gr1" draw:text-style-name="P1" draw:layer="layout" svg:width="27.7cm" svg:height="19cm" svg:x="1cm" svg:y="1cm">
          <text:p/>
          <draw:enhanced-geometry svg:viewBox="0 0 21600 21600" draw:type="rectangle" draw:enhanced-path="M 0 0 L 21600 0 21600 21600 0 21600 0 0 Z N"/>
        </draw:custom-shape>
        <draw:custom-shape draw:style-name="gr16" draw:text-style-name="P3" draw:layer="layout" svg:width="27.7cm" svg:height="1.9cm" svg:x="1cm" svg:y="1cm">
          <text:p/>
          <draw:enhanced-geometry svg:viewBox="0 0 21600 21600" draw:type="rectangle" draw:enhanced-path="M 0 0 L 21600 0 21600 21600 0 21600 0 0 Z N"/>
        </draw:custom-shape>
        <draw:custom-shape draw:style-name="gr17" draw:text-style-name="P4" draw:layer="layout" svg:width="13.9cm" svg:height="1.9cm" svg:x="7.9cm" svg:y="1cm">
          <text:p/>
          <draw:enhanced-geometry svg:viewBox="0 0 21600 21600" draw:type="rectangle" draw:enhanced-path="M 0 0 L 21600 0 21600 21600 0 21600 0 0 Z N"/>
        </draw:custom-shape>
        <draw:custom-shape draw:style-name="gr24" draw:text-style-name="P5" draw:layer="layout" svg:width="0.8cm" svg:height="0.8cm" svg:x="8.6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5" draw:layer="layout" svg:x1="8.8cm" svg:y1="2.1cm" svg:x2="8.6cm" svg:y2="2.5cm">
          <text:p/>
        </draw:line>
        <draw:frame draw:style-name="gr20" draw:text-style-name="P29" draw:layer="layout" svg:width="11.25cm" svg:height="0.962cm" svg:x="9.625cm" svg:y="1.5cm">
          <draw:text-box>
            <text:p text:style-name="P6"><text:span text:style-name="T4">Buscar cursos, disciplinas, materiais...</text:span></text:p>
          </draw:text-box>
        </draw:frame>
        <draw:frame draw:style-name="gr21" draw:text-style-name="P30" draw:layer="layout" svg:width="3.533cm" svg:height="0.962cm" svg:x="22.6cm" svg:y="1.438cm">
          <draw:text-box>
            <text:p text:style-name="P6"><text:span text:style-name="T5">Olá, Nome</text:span></text:p>
          </draw:text-box>
        </draw:frame>
        <draw:frame draw:style-name="gr22" draw:text-style-name="P15" draw:layer="layout" svg:width="5.43cm" svg:height="1.352cm" svg:x="1.67cm" svg:y="1.248cm">
          <draw:text-box>
            <text:p text:style-name="P31"><text:span text:style-name="T6">SalvaVidas</text:span></text:p>
          </draw:text-box>
        </draw:frame>
        <draw:custom-shape draw:style-name="gr23" draw:text-style-name="P16" draw:layer="layout" svg:width="1.6cm" svg:height="1.5cm" svg:x="26.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7" draw:layer="layout" svg:width="10.4cm" svg:height="17.1cm" svg:x="18.3cm" svg:y="2.9cm">
          <text:p/>
          <draw:enhanced-geometry svg:viewBox="0 0 21600 21600" draw:type="rectangle" draw:enhanced-path="M 0 0 L 21600 0 21600 21600 0 21600 0 0 Z N"/>
        </draw:custom-shape>
        <draw:custom-shape draw:style-name="gr26" draw:text-style-name="P4" draw:layer="layout" svg:width="4.4cm" svg:height="1.4cm" svg:x="18.8cm" svg:y="3.6cm">
          <text:p/>
          <draw:enhanced-geometry svg:viewBox="0 0 21600 21600" draw:type="rectangle" draw:enhanced-path="M 0 0 L 21600 0 21600 21600 0 21600 0 0 Z N"/>
        </draw:custom-shape>
        <draw:custom-shape draw:style-name="gr27" draw:text-style-name="P3" draw:layer="layout" svg:width="0.5cm" svg:height="0.5cm" svg:x="22.4cm" svg:y="4.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8" draw:text-style-name="P8" draw:layer="layout" svg:width="3.491cm" svg:height="0.962cm" svg:x="18.809cm" svg:y="3.9cm">
          <draw:text-box>
            <text:p text:style-name="P6">Novidades</text:p>
          </draw:text-box>
        </draw:frame>
        <draw:custom-shape draw:style-name="gr29" draw:text-style-name="P16" draw:layer="layout" svg:width="9.3cm" svg:height="3.1cm" svg:x="18.8cm" svg:y="5.7cm">
          <text:p/>
          <draw:enhanced-geometry svg:viewBox="0 0 21600 21600" draw:type="rectangle" draw:enhanced-path="M 0 0 L 21600 0 21600 21600 0 21600 0 0 Z N"/>
        </draw:custom-shape>
        <draw:custom-shape draw:style-name="gr29" draw:text-style-name="P16" draw:layer="layout" svg:width="9.3cm" svg:height="3.1cm" svg:x="18.8cm" svg:y="9.5cm">
          <text:p/>
          <draw:enhanced-geometry svg:viewBox="0 0 21600 21600" draw:type="rectangle" draw:enhanced-path="M 0 0 L 21600 0 21600 21600 0 21600 0 0 Z N"/>
        </draw:custom-shape>
        <draw:custom-shape draw:style-name="gr29" draw:text-style-name="P16" draw:layer="layout" svg:width="9.3cm" svg:height="3.1cm" svg:x="18.8cm" svg:y="13.3cm">
          <text:p/>
          <draw:enhanced-geometry svg:viewBox="0 0 21600 21600" draw:type="rectangle" draw:enhanced-path="M 0 0 L 21600 0 21600 21600 0 21600 0 0 Z N"/>
        </draw:custom-shape>
        <draw:frame draw:style-name="gr30" draw:text-style-name="P19" draw:layer="layout" svg:width="6.657cm" svg:height="0.806cm" svg:x="18.8cm" svg:y="5.794cm">
          <draw:text-box>
            <text:p text:style-name="P27"><text:span text:style-name="T7">Tecnicas de Programação II</text:span></text:p>
          </draw:text-box>
        </draw:frame>
        <draw:frame draw:style-name="gr31" draw:text-style-name="P19" draw:layer="layout" svg:width="5.789cm" svg:height="0.806cm" svg:x="18.801cm" svg:y="9.594cm">
          <draw:text-box>
            <text:p text:style-name="P27"><text:span text:style-name="T7">Ciência da Computação</text:span></text:p>
          </draw:text-box>
        </draw:frame>
        <draw:frame draw:style-name="gr32" draw:text-style-name="P19" draw:layer="layout" svg:width="5.468cm" svg:height="0.806cm" svg:x="18.801cm" svg:y="13.394cm">
          <draw:text-box>
            <text:p text:style-name="P27"><text:span text:style-name="T7">Algorithms, 4th Edition</text:span></text:p>
          </draw:text-box>
        </draw:frame>
        <draw:frame draw:style-name="gr33" draw:text-style-name="P8" draw:layer="layout" svg:width="9.3cm" svg:height="1.673cm" svg:x="18.8cm" svg:y="14.3cm">
          <draw:text-box>
            <text:p text:style-name="P6">Novo insight: “Sobre árvores rubro-negras”</text:p>
          </draw:text-box>
        </draw:frame>
        <draw:custom-shape draw:style-name="gr26" draw:text-style-name="P4" draw:layer="layout" svg:width="4.4cm" svg:height="1.4cm" svg:x="23.7cm" svg:y="3.6cm">
          <text:p/>
          <draw:enhanced-geometry svg:viewBox="0 0 21600 21600" draw:type="rectangle" draw:enhanced-path="M 0 0 L 21600 0 21600 21600 0 21600 0 0 Z N"/>
        </draw:custom-shape>
        <draw:custom-shape draw:style-name="gr27" draw:text-style-name="P3" draw:layer="layout" svg:width="0.5cm" svg:height="0.5cm" svg:x="27.301cm" svg:y="4.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4" draw:text-style-name="P8" draw:layer="layout" svg:width="1.92cm" svg:height="0.962cm" svg:x="23.71cm" svg:y="3.9cm">
          <draw:text-box>
            <text:p text:style-name="P6">Tudo</text:p>
          </draw:text-box>
        </draw:frame>
        <draw:frame draw:style-name="gr33" draw:text-style-name="P8" draw:layer="layout" svg:width="9.3cm" svg:height="1.673cm" svg:x="18.8cm" svg:y="10.401cm">
          <draw:text-box>
            <text:p text:style-name="P6">Nova disciplina: Análise de Algoritmos</text:p>
          </draw:text-box>
        </draw:frame>
        <draw:frame draw:style-name="gr33" draw:text-style-name="P8" draw:layer="layout" svg:width="9.3cm" svg:height="1.673cm" svg:x="18.8cm" svg:y="6.601cm">
          <draw:text-box>
            <text:p text:style-name="P6">Novo material: The Practice of Programming</text:p>
          </draw:text-box>
        </draw:frame>
        <draw:custom-shape draw:style-name="gr68" draw:text-style-name="P5" draw:layer="layout" svg:width="13.5cm" svg:height="4.3cm" svg:x="2.8cm" svg:y="5.7cm">
          <text:p/>
          <draw:enhanced-geometry svg:viewBox="0 0 21600 21600" draw:type="rectangle" draw:enhanced-path="M 0 0 L 21600 0 21600 21600 0 21600 0 0 Z N"/>
        </draw:custom-shape>
        <draw:custom-shape draw:style-name="gr69" draw:text-style-name="P5" draw:layer="layout" svg:width="13.5cm" svg:height="5.6cm" svg:x="2.8cm" svg:y="10.6cm">
          <text:p/>
          <draw:enhanced-geometry svg:viewBox="0 0 21600 21600" draw:type="rectangle" draw:enhanced-path="M 0 0 L 21600 0 21600 21600 0 21600 0 0 Z N"/>
        </draw:custom-shape>
        <draw:frame draw:style-name="gr67" draw:text-style-name="P28" draw:layer="layout" svg:width="6.572cm" svg:height="0.806cm" svg:x="3.1cm" svg:y="6cm">
          <draw:text-box>
            <text:p text:style-name="P27"><text:span text:style-name="T14">Troll Babaca</text:span><text:span text:style-name="T15">, agora mesmo</text:span></text:p>
          </draw:text-box>
        </draw:frame>
        <draw:frame draw:style-name="gr70" draw:text-style-name="P8" draw:layer="layout" svg:width="12.844cm" svg:height="3.095cm" svg:x="3.056cm" svg:y="11.739cm">
          <draw:text-box>
            <text:p text:style-name="P6">Excelente livro, com a biblioteca Java fornecida pelos autores pude testar os algoritmos apresentados com facilidade e entender na prática os conceitos</text:p>
          </draw:text-box>
        </draw:frame>
        <draw:frame draw:style-name="gr63" draw:text-style-name="P8" draw:layer="layout" svg:width="12.844cm" svg:height="2.384cm" svg:x="3.056cm" svg:y="6.939cm">
          <draw:text-box>
            <text:p text:style-name="P6">affs li o livro inteiro e ainda tirei 0 na p3, esse livro n presta seloko</text:p>
          </draw:text-box>
        </draw:frame>
        <draw:frame draw:style-name="gr64" draw:text-style-name="P20" draw:layer="layout" svg:width="4.9cm" svg:height="1.119cm" svg:x="2.531cm" svg:y="3.602cm">
          <draw:text-box>
            <text:p text:style-name="P32"><text:span text:style-name="T8">Comentários</text:span></text:p>
          </draw:text-box>
        </draw:frame>
        <draw:frame draw:style-name="gr71" draw:text-style-name="P28" draw:layer="layout" svg:width="6.763cm" svg:height="0.806cm" svg:x="3.1cm" svg:y="10.8cm">
          <draw:text-box>
            <text:p text:style-name="P27"><text:span text:style-name="T14">Carlos Corrêa</text:span><text:span text:style-name="T15">, 5 horas atrás</text:span></text:p>
          </draw:text-box>
        </draw:frame>
        <draw:custom-shape draw:style-name="gr72" draw:text-style-name="P16" draw:layer="layout" svg:width="0.9cm" svg:height="0.8cm" svg:x="14.8cm" svg:y="8.7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67" draw:text-style-name="P28" draw:layer="layout" svg:width="6.572cm" svg:height="0.806cm" svg:x="3.1cm" svg:y="8.8cm">
          <draw:text-box>
            <text:p text:style-name="P27"><text:span text:style-name="T14">Denunciar</text:span></text:p>
          </draw:text-box>
        </draw:frame>
        <draw:custom-shape draw:style-name="gr73" draw:text-style-name="P33" draw:layer="layout" svg:width="0.9cm" svg:height="0.8cm" svg:x="14.801cm" svg:y="14.901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67" draw:text-style-name="P28" draw:layer="layout" svg:width="6.572cm" svg:height="0.806cm" svg:x="3.1cm" svg:y="15.1cm">
          <draw:text-box>
            <text:p text:style-name="P27"><text:span text:style-name="T14">Denunciar</text:span></text:p>
          </draw:text-box>
        </draw:frame>
        <draw:frame draw:style-name="gr15" draw:text-style-name="P8" draw:layer="layout" svg:width="15.789cm" svg:height="0.962cm" svg:x="0.7cm" svg:y="0.1cm">
          <draw:text-box>
            <text:p text:style-name="P6">Comentários – mesmo layout para materiais e insights</text:p>
          </draw:text-box>
        </draw:frame>
        <draw:frame draw:style-name="gr15" draw:text-style-name="P8" draw:layer="layout" svg:width="2.441cm" svg:height="0.962cm" svg:x="26.502cm" svg:y="0.1cm">
          <draw:text-box>
            <text:p text:style-name="P6">01 / 20</text:p>
          </draw:text-box>
        </draw:frame>
      </draw:page>
      <draw:page draw:name="page10" draw:style-name="dp1" draw:master-page-name="Default">
        <draw:custom-shape draw:style-name="gr1" draw:text-style-name="P1" draw:layer="layout" svg:width="27.7cm" svg:height="19cm" svg:x="1cm" svg:y="1cm">
          <text:p/>
          <draw:enhanced-geometry svg:viewBox="0 0 21600 21600" draw:type="rectangle" draw:enhanced-path="M 0 0 L 21600 0 21600 21600 0 21600 0 0 Z N"/>
        </draw:custom-shape>
        <draw:custom-shape draw:style-name="gr16" draw:text-style-name="P3" draw:layer="layout" svg:width="27.7cm" svg:height="1.9cm" svg:x="1cm" svg:y="1cm">
          <text:p/>
          <draw:enhanced-geometry svg:viewBox="0 0 21600 21600" draw:type="rectangle" draw:enhanced-path="M 0 0 L 21600 0 21600 21600 0 21600 0 0 Z N"/>
        </draw:custom-shape>
        <draw:custom-shape draw:style-name="gr17" draw:text-style-name="P4" draw:layer="layout" svg:width="13.9cm" svg:height="1.9cm" svg:x="7.9cm" svg:y="1cm">
          <text:p/>
          <draw:enhanced-geometry svg:viewBox="0 0 21600 21600" draw:type="rectangle" draw:enhanced-path="M 0 0 L 21600 0 21600 21600 0 21600 0 0 Z N"/>
        </draw:custom-shape>
        <draw:custom-shape draw:style-name="gr24" draw:text-style-name="P5" draw:layer="layout" svg:width="0.8cm" svg:height="0.8cm" svg:x="8.6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5" draw:layer="layout" svg:x1="8.8cm" svg:y1="2.1cm" svg:x2="8.6cm" svg:y2="2.5cm">
          <text:p/>
        </draw:line>
        <draw:frame draw:style-name="gr20" draw:text-style-name="P13" draw:layer="layout" svg:width="11.25cm" svg:height="0.962cm" svg:x="9.625cm" svg:y="1.5cm">
          <draw:text-box>
            <text:p><text:span text:style-name="T4">Buscar cursos, disciplinas, materiais...</text:span></text:p>
          </draw:text-box>
        </draw:frame>
        <draw:frame draw:style-name="gr21" draw:text-style-name="P14" draw:layer="layout" svg:width="3.533cm" svg:height="0.962cm" svg:x="22.6cm" svg:y="1.438cm">
          <draw:text-box>
            <text:p><text:span text:style-name="T5">Olá, Nome</text:span></text:p>
          </draw:text-box>
        </draw:frame>
        <draw:frame draw:style-name="gr22" draw:text-style-name="P15" draw:layer="layout" svg:width="5.43cm" svg:height="1.352cm" svg:x="1.67cm" svg:y="1.248cm">
          <draw:text-box>
            <text:p><text:span text:style-name="T6">SalvaVidas</text:span></text:p>
          </draw:text-box>
        </draw:frame>
        <draw:custom-shape draw:style-name="gr23" draw:text-style-name="P16" draw:layer="layout" svg:width="1.6cm" svg:height="1.5cm" svg:x="26.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7" draw:layer="layout" svg:width="10.4cm" svg:height="17.1cm" svg:x="18.3cm" svg:y="2.9cm">
          <text:p/>
          <draw:enhanced-geometry svg:viewBox="0 0 21600 21600" draw:type="rectangle" draw:enhanced-path="M 0 0 L 21600 0 21600 21600 0 21600 0 0 Z N"/>
        </draw:custom-shape>
        <draw:custom-shape draw:style-name="gr74" draw:text-style-name="P16" draw:layer="layout" svg:width="9.3cm" svg:height="1.7cm" svg:x="18.8cm" svg:y="7cm">
          <text:p/>
          <draw:enhanced-geometry svg:viewBox="0 0 21600 21600" draw:type="rectangle" draw:enhanced-path="M 0 0 L 21600 0 21600 21600 0 21600 0 0 Z N"/>
        </draw:custom-shape>
        <draw:frame draw:style-name="gr33" draw:text-style-name="P20" draw:layer="layout" svg:width="9.3cm" svg:height="1.673cm" svg:x="18.8cm" svg:y="7.301cm">
          <draw:text-box>
            <text:p text:style-name="P26"><text:span text:style-name="T8">Geral</text:span></text:p>
          </draw:text-box>
        </draw:frame>
        <draw:frame draw:style-name="gr35" draw:text-style-name="P18" draw:layer="layout" svg:width="4.446cm" svg:height="0.962cm" svg:x="1.654cm" svg:y="3.538cm">
          <draw:text-box>
            <text:p><text:span text:style-name="T2">Preferências</text:span></text:p>
          </draw:text-box>
        </draw:frame>
        <draw:frame draw:style-name="gr39" draw:text-style-name="P18" draw:layer="layout" svg:width="9.197cm" svg:height="0.962cm" svg:x="4.903cm" svg:y="9cm">
          <draw:text-box>
            <text:p>Nome de usuário</text:p>
          </draw:text-box>
        </draw:frame>
        <draw:frame draw:style-name="gr35" draw:text-style-name="P18" draw:layer="layout" svg:width="6cm" svg:height="0.962cm" svg:x="0.8cm" svg:y="0.1cm">
          <draw:text-box>
            <text:p>Preferências</text:p>
          </draw:text-box>
        </draw:frame>
        <draw:custom-shape draw:style-name="gr74" draw:text-style-name="P16" draw:layer="layout" svg:width="9.3cm" svg:height="1.7cm" svg:x="18.8cm" svg:y="10cm">
          <text:p/>
          <draw:enhanced-geometry svg:viewBox="0 0 21600 21600" draw:type="rectangle" draw:enhanced-path="M 0 0 L 21600 0 21600 21600 0 21600 0 0 Z N"/>
        </draw:custom-shape>
        <draw:frame draw:style-name="gr33" draw:text-style-name="P20" draw:layer="layout" svg:width="9.3cm" svg:height="1.673cm" svg:x="18.8cm" svg:y="10.302cm">
          <draw:text-box>
            <text:p text:style-name="P26"><text:span text:style-name="T8">Segurança</text:span></text:p>
          </draw:text-box>
        </draw:frame>
        <draw:custom-shape draw:style-name="gr74" draw:text-style-name="P16" draw:layer="layout" svg:width="9.3cm" svg:height="1.7cm" svg:x="18.8cm" svg:y="13cm">
          <text:p/>
          <draw:enhanced-geometry svg:viewBox="0 0 21600 21600" draw:type="rectangle" draw:enhanced-path="M 0 0 L 21600 0 21600 21600 0 21600 0 0 Z N"/>
        </draw:custom-shape>
        <draw:frame draw:style-name="gr33" draw:text-style-name="P20" draw:layer="layout" svg:width="9.3cm" svg:height="1.673cm" svg:x="18.8cm" svg:y="13.3cm">
          <draw:text-box>
            <text:p text:style-name="P26"><text:span text:style-name="T8">Gerenciar</text:span></text:p>
          </draw:text-box>
        </draw:frame>
        <draw:custom-shape draw:style-name="gr75" draw:text-style-name="P16" draw:layer="layout" svg:width="3.099cm" svg:height="3.099cm" svg:x="1.901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5" draw:layer="layout" svg:width="4.541cm" svg:height="1.352cm" svg:x="5.601cm" svg:y="5.939cm">
          <draw:text-box>
            <text:p text:style-name="P34"><text:span text:style-name="T17">Nome</text:span></text:p>
          </draw:text-box>
        </draw:frame>
        <draw:custom-shape draw:style-name="gr76" draw:text-style-name="P16" draw:layer="layout" svg:width="9.3cm" svg:height="1.3cm" svg:x="5.1cm" svg:y="9.9cm">
          <text:p/>
          <draw:enhanced-geometry svg:viewBox="0 0 21600 21600" draw:type="rectangle" draw:enhanced-path="M 0 0 L 21600 0 21600 21600 0 21600 0 0 Z N"/>
        </draw:custom-shape>
        <draw:custom-shape draw:style-name="gr76" draw:text-style-name="P16" draw:layer="layout" svg:width="9.3cm" svg:height="1.3cm" svg:x="5.1cm" svg:y="12.3cm">
          <text:p/>
          <draw:enhanced-geometry svg:viewBox="0 0 21600 21600" draw:type="rectangle" draw:enhanced-path="M 0 0 L 21600 0 21600 21600 0 21600 0 0 Z N"/>
        </draw:custom-shape>
        <draw:custom-shape draw:style-name="gr76" draw:text-style-name="P16" draw:layer="layout" svg:width="9.3cm" svg:height="1.3cm" svg:x="5.1cm" svg:y="14.7cm">
          <text:p/>
          <draw:enhanced-geometry svg:viewBox="0 0 21600 21600" draw:type="rectangle" draw:enhanced-path="M 0 0 L 21600 0 21600 21600 0 21600 0 0 Z N"/>
        </draw:custom-shape>
        <draw:custom-shape draw:style-name="gr77" draw:text-style-name="P16" draw:layer="layout" svg:width="9.3cm" svg:height="2.9cm" svg:x="5.1cm" svg:y="17.1cm">
          <text:p/>
          <draw:enhanced-geometry svg:viewBox="0 0 21600 21600" draw:type="rectangle" draw:enhanced-path="M 0 0 L 21600 0 21600 21600 0 21600 0 0 Z N"/>
        </draw:custom-shape>
        <draw:frame draw:style-name="gr39" draw:text-style-name="P18" draw:layer="layout" svg:width="9.197cm" svg:height="0.962cm" svg:x="4.904cm" svg:y="11.4cm">
          <draw:text-box>
            <text:p>Instituição</text:p>
          </draw:text-box>
        </draw:frame>
        <draw:frame draw:style-name="gr39" draw:text-style-name="P18" draw:layer="layout" svg:width="9.197cm" svg:height="0.962cm" svg:x="4.904cm" svg:y="13.8cm">
          <draw:text-box>
            <text:p>E-mail</text:p>
          </draw:text-box>
        </draw:frame>
        <draw:frame draw:style-name="gr39" draw:text-style-name="P18" draw:layer="layout" svg:width="9.197cm" svg:height="0.962cm" svg:x="4.905cm" svg:y="16.2cm">
          <draw:text-box>
            <text:p>Sobre mim:</text:p>
          </draw:text-box>
        </draw:frame>
        <draw:frame draw:style-name="gr15" draw:text-style-name="P8" draw:layer="layout" svg:width="2.441cm" svg:height="0.962cm" svg:x="26.502cm" svg:y="0.1cm">
          <draw:text-box>
            <text:p text:style-name="P6">01 / 20</text:p>
          </draw:text-box>
        </draw:frame>
      </draw:page>
      <draw:page draw:name="page11" draw:style-name="dp1" draw:master-page-name="Default">
        <draw:custom-shape draw:style-name="gr1" draw:text-style-name="P1" draw:layer="layout" svg:width="27.7cm" svg:height="19cm" svg:x="1cm" svg:y="1cm">
          <text:p/>
          <draw:enhanced-geometry svg:viewBox="0 0 21600 21600" draw:type="rectangle" draw:enhanced-path="M 0 0 L 21600 0 21600 21600 0 21600 0 0 Z N"/>
        </draw:custom-shape>
        <draw:custom-shape draw:style-name="gr16" draw:text-style-name="P3" draw:layer="layout" svg:width="27.7cm" svg:height="1.9cm" svg:x="1cm" svg:y="1cm">
          <text:p/>
          <draw:enhanced-geometry svg:viewBox="0 0 21600 21600" draw:type="rectangle" draw:enhanced-path="M 0 0 L 21600 0 21600 21600 0 21600 0 0 Z N"/>
        </draw:custom-shape>
        <draw:custom-shape draw:style-name="gr17" draw:text-style-name="P4" draw:layer="layout" svg:width="13.9cm" svg:height="1.9cm" svg:x="7.9cm" svg:y="1cm">
          <text:p/>
          <draw:enhanced-geometry svg:viewBox="0 0 21600 21600" draw:type="rectangle" draw:enhanced-path="M 0 0 L 21600 0 21600 21600 0 21600 0 0 Z N"/>
        </draw:custom-shape>
        <draw:custom-shape draw:style-name="gr24" draw:text-style-name="P5" draw:layer="layout" svg:width="0.8cm" svg:height="0.8cm" svg:x="8.6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5" draw:layer="layout" svg:x1="8.8cm" svg:y1="2.1cm" svg:x2="8.6cm" svg:y2="2.5cm">
          <text:p/>
        </draw:line>
        <draw:frame draw:style-name="gr20" draw:text-style-name="P13" draw:layer="layout" svg:width="11.25cm" svg:height="0.962cm" svg:x="9.625cm" svg:y="1.5cm">
          <draw:text-box>
            <text:p><text:span text:style-name="T4">Buscar cursos, disciplinas, materiais...</text:span></text:p>
          </draw:text-box>
        </draw:frame>
        <draw:frame draw:style-name="gr21" draw:text-style-name="P14" draw:layer="layout" svg:width="3.533cm" svg:height="0.962cm" svg:x="22.6cm" svg:y="1.438cm">
          <draw:text-box>
            <text:p><text:span text:style-name="T5">Olá, Nome</text:span></text:p>
          </draw:text-box>
        </draw:frame>
        <draw:frame draw:style-name="gr22" draw:text-style-name="P15" draw:layer="layout" svg:width="5.43cm" svg:height="1.352cm" svg:x="1.67cm" svg:y="1.248cm">
          <draw:text-box>
            <text:p><text:span text:style-name="T6">SalvaVidas</text:span></text:p>
          </draw:text-box>
        </draw:frame>
        <draw:custom-shape draw:style-name="gr23" draw:text-style-name="P16" draw:layer="layout" svg:width="1.6cm" svg:height="1.5cm" svg:x="26.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7" draw:layer="layout" svg:width="10.4cm" svg:height="17.1cm" svg:x="18.3cm" svg:y="2.9cm">
          <text:p/>
          <draw:enhanced-geometry svg:viewBox="0 0 21600 21600" draw:type="rectangle" draw:enhanced-path="M 0 0 L 21600 0 21600 21600 0 21600 0 0 Z N"/>
        </draw:custom-shape>
        <draw:custom-shape draw:style-name="gr74" draw:text-style-name="P16" draw:layer="layout" svg:width="9.3cm" svg:height="1.7cm" svg:x="18.8cm" svg:y="7cm">
          <text:p/>
          <draw:enhanced-geometry svg:viewBox="0 0 21600 21600" draw:type="rectangle" draw:enhanced-path="M 0 0 L 21600 0 21600 21600 0 21600 0 0 Z N"/>
        </draw:custom-shape>
        <draw:frame draw:style-name="gr33" draw:text-style-name="P20" draw:layer="layout" svg:width="9.3cm" svg:height="1.673cm" svg:x="18.8cm" svg:y="7.301cm">
          <draw:text-box>
            <text:p text:style-name="P26"><text:span text:style-name="T8">Geral</text:span></text:p>
          </draw:text-box>
        </draw:frame>
        <draw:frame draw:style-name="gr35" draw:text-style-name="P18" draw:layer="layout" svg:width="4.446cm" svg:height="0.962cm" svg:x="1.654cm" svg:y="3.538cm">
          <draw:text-box>
            <text:p><text:span text:style-name="T2">Preferências</text:span></text:p>
          </draw:text-box>
        </draw:frame>
        <draw:frame draw:style-name="gr39" draw:text-style-name="P18" draw:layer="layout" svg:width="9.197cm" svg:height="0.962cm" svg:x="4.903cm" svg:y="5.2cm">
          <draw:text-box>
            <text:p>Nova senha</text:p>
          </draw:text-box>
        </draw:frame>
        <draw:frame draw:style-name="gr33" draw:text-style-name="P18" draw:layer="layout" svg:width="8cm" svg:height="1.673cm" svg:x="0.8cm" svg:y="0.1cm">
          <draw:text-box>
            <text:p>Preferências - Segurança</text:p>
          </draw:text-box>
        </draw:frame>
        <draw:custom-shape draw:style-name="gr74" draw:text-style-name="P16" draw:layer="layout" svg:width="9.3cm" svg:height="1.7cm" svg:x="18.8cm" svg:y="10cm">
          <text:p/>
          <draw:enhanced-geometry svg:viewBox="0 0 21600 21600" draw:type="rectangle" draw:enhanced-path="M 0 0 L 21600 0 21600 21600 0 21600 0 0 Z N"/>
        </draw:custom-shape>
        <draw:frame draw:style-name="gr33" draw:text-style-name="P20" draw:layer="layout" svg:width="9.3cm" svg:height="1.673cm" svg:x="18.8cm" svg:y="10.302cm">
          <draw:text-box>
            <text:p text:style-name="P26"><text:span text:style-name="T8">Segurança</text:span></text:p>
          </draw:text-box>
        </draw:frame>
        <draw:custom-shape draw:style-name="gr74" draw:text-style-name="P16" draw:layer="layout" svg:width="9.3cm" svg:height="1.7cm" svg:x="18.8cm" svg:y="13cm">
          <text:p/>
          <draw:enhanced-geometry svg:viewBox="0 0 21600 21600" draw:type="rectangle" draw:enhanced-path="M 0 0 L 21600 0 21600 21600 0 21600 0 0 Z N"/>
        </draw:custom-shape>
        <draw:frame draw:style-name="gr33" draw:text-style-name="P20" draw:layer="layout" svg:width="9.3cm" svg:height="1.673cm" svg:x="18.8cm" svg:y="13.3cm">
          <draw:text-box>
            <text:p text:style-name="P26"><text:span text:style-name="T8">Gerenciar</text:span></text:p>
          </draw:text-box>
        </draw:frame>
        <draw:custom-shape draw:style-name="gr76" draw:text-style-name="P16" draw:layer="layout" svg:width="9.3cm" svg:height="1.3cm" svg:x="5.1cm" svg:y="6.1cm">
          <text:p/>
          <draw:enhanced-geometry svg:viewBox="0 0 21600 21600" draw:type="rectangle" draw:enhanced-path="M 0 0 L 21600 0 21600 21600 0 21600 0 0 Z N"/>
        </draw:custom-shape>
        <draw:custom-shape draw:style-name="gr76" draw:text-style-name="P16" draw:layer="layout" svg:width="9.3cm" svg:height="1.3cm" svg:x="5.1cm" svg:y="8.5cm">
          <text:p/>
          <draw:enhanced-geometry svg:viewBox="0 0 21600 21600" draw:type="rectangle" draw:enhanced-path="M 0 0 L 21600 0 21600 21600 0 21600 0 0 Z N"/>
        </draw:custom-shape>
        <draw:frame draw:style-name="gr39" draw:text-style-name="P18" draw:layer="layout" svg:width="9.197cm" svg:height="0.962cm" svg:x="4.904cm" svg:y="7.6cm">
          <draw:text-box>
            <text:p>Senha atual</text:p>
          </draw:text-box>
        </draw:frame>
        <draw:custom-shape draw:style-name="gr78" draw:text-style-name="P36" draw:layer="layout" svg:width="6.1cm" svg:height="1.8cm" svg:x="10.1cm" svg:y="10.8cm">
          <text:p text:style-name="P23"><text:span text:style-name="T3">Alterar senha</text:span></text:p>
          <draw:enhanced-geometry svg:viewBox="0 0 21600 21600" draw:type="rectangle" draw:enhanced-path="M 0 0 L 21600 0 21600 21600 0 21600 0 0 Z N"/>
        </draw:custom-shape>
        <draw:custom-shape draw:style-name="gr79" draw:text-style-name="P24" draw:layer="layout" svg:width="6.4cm" svg:height="1.8cm" svg:x="3.1cm" svg:y="10.8cm">
          <text:p text:style-name="P23"><text:span text:style-name="T3">Confirmar e-mail</text:span></text:p>
          <draw:enhanced-geometry svg:viewBox="0 0 21600 21600" draw:type="rectangle" draw:enhanced-path="M 0 0 L 21600 0 21600 21600 0 21600 0 0 Z N"/>
        </draw:custom-shape>
        <draw:frame draw:style-name="gr15" draw:text-style-name="P8" draw:layer="layout" svg:width="2.441cm" svg:height="0.962cm" svg:x="26.502cm" svg:y="0.1cm">
          <draw:text-box>
            <text:p text:style-name="P6">01 / 20</text:p>
          </draw:text-box>
        </draw:frame>
      </draw:page>
      <draw:page draw:name="page12" draw:style-name="dp1" draw:master-page-name="Default">
        <draw:custom-shape draw:style-name="gr1" draw:text-style-name="P1" draw:layer="layout" svg:width="27.7cm" svg:height="19cm" svg:x="1cm" svg:y="1cm">
          <text:p/>
          <draw:enhanced-geometry svg:viewBox="0 0 21600 21600" draw:type="rectangle" draw:enhanced-path="M 0 0 L 21600 0 21600 21600 0 21600 0 0 Z N"/>
        </draw:custom-shape>
        <draw:custom-shape draw:style-name="gr16" draw:text-style-name="P3" draw:layer="layout" svg:width="27.7cm" svg:height="1.9cm" svg:x="1cm" svg:y="1cm">
          <text:p/>
          <draw:enhanced-geometry svg:viewBox="0 0 21600 21600" draw:type="rectangle" draw:enhanced-path="M 0 0 L 21600 0 21600 21600 0 21600 0 0 Z N"/>
        </draw:custom-shape>
        <draw:custom-shape draw:style-name="gr17" draw:text-style-name="P4" draw:layer="layout" svg:width="13.9cm" svg:height="1.9cm" svg:x="7.9cm" svg:y="1cm">
          <text:p/>
          <draw:enhanced-geometry svg:viewBox="0 0 21600 21600" draw:type="rectangle" draw:enhanced-path="M 0 0 L 21600 0 21600 21600 0 21600 0 0 Z N"/>
        </draw:custom-shape>
        <draw:custom-shape draw:style-name="gr24" draw:text-style-name="P5" draw:layer="layout" svg:width="0.8cm" svg:height="0.8cm" svg:x="8.6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5" draw:layer="layout" svg:x1="8.8cm" svg:y1="2.1cm" svg:x2="8.6cm" svg:y2="2.5cm">
          <text:p/>
        </draw:line>
        <draw:frame draw:style-name="gr20" draw:text-style-name="P13" draw:layer="layout" svg:width="11.25cm" svg:height="0.962cm" svg:x="9.625cm" svg:y="1.5cm">
          <draw:text-box>
            <text:p><text:span text:style-name="T4">Buscar cursos, disciplinas, materiais...</text:span></text:p>
          </draw:text-box>
        </draw:frame>
        <draw:frame draw:style-name="gr21" draw:text-style-name="P14" draw:layer="layout" svg:width="3.533cm" svg:height="0.962cm" svg:x="22.6cm" svg:y="1.438cm">
          <draw:text-box>
            <text:p><text:span text:style-name="T5">Olá, Nome</text:span></text:p>
          </draw:text-box>
        </draw:frame>
        <draw:frame draw:style-name="gr22" draw:text-style-name="P15" draw:layer="layout" svg:width="5.43cm" svg:height="1.352cm" svg:x="1.67cm" svg:y="1.248cm">
          <draw:text-box>
            <text:p><text:span text:style-name="T6">SalvaVidas</text:span></text:p>
          </draw:text-box>
        </draw:frame>
        <draw:custom-shape draw:style-name="gr23" draw:text-style-name="P16" draw:layer="layout" svg:width="1.6cm" svg:height="1.5cm" svg:x="26.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7" draw:layer="layout" svg:width="10.4cm" svg:height="17.1cm" svg:x="18.3cm" svg:y="2.9cm">
          <text:p/>
          <draw:enhanced-geometry svg:viewBox="0 0 21600 21600" draw:type="rectangle" draw:enhanced-path="M 0 0 L 21600 0 21600 21600 0 21600 0 0 Z N"/>
        </draw:custom-shape>
        <draw:custom-shape draw:style-name="gr74" draw:text-style-name="P16" draw:layer="layout" svg:width="9.3cm" svg:height="1.7cm" svg:x="18.8cm" svg:y="7cm">
          <text:p/>
          <draw:enhanced-geometry svg:viewBox="0 0 21600 21600" draw:type="rectangle" draw:enhanced-path="M 0 0 L 21600 0 21600 21600 0 21600 0 0 Z N"/>
        </draw:custom-shape>
        <draw:frame draw:style-name="gr33" draw:text-style-name="P20" draw:layer="layout" svg:width="9.3cm" svg:height="1.673cm" svg:x="18.8cm" svg:y="7.301cm">
          <draw:text-box>
            <text:p text:style-name="P26"><text:span text:style-name="T8">Geral</text:span></text:p>
          </draw:text-box>
        </draw:frame>
        <draw:frame draw:style-name="gr35" draw:text-style-name="P18" draw:layer="layout" svg:width="4.446cm" svg:height="0.962cm" svg:x="1.654cm" svg:y="3.538cm">
          <draw:text-box>
            <text:p><text:span text:style-name="T2">Preferências</text:span></text:p>
          </draw:text-box>
        </draw:frame>
        <draw:frame draw:style-name="gr63" draw:text-style-name="P18" draw:layer="layout" svg:width="20.9cm" svg:height="2.384cm" svg:x="0.8cm" svg:y="0.1cm">
          <draw:text-box>
            <text:p>Preferências – Gerenciar (mesmo layout para cursos, disciplinas...)</text:p>
          </draw:text-box>
        </draw:frame>
        <draw:custom-shape draw:style-name="gr74" draw:text-style-name="P16" draw:layer="layout" svg:width="9.3cm" svg:height="1.7cm" svg:x="18.8cm" svg:y="10cm">
          <text:p/>
          <draw:enhanced-geometry svg:viewBox="0 0 21600 21600" draw:type="rectangle" draw:enhanced-path="M 0 0 L 21600 0 21600 21600 0 21600 0 0 Z N"/>
        </draw:custom-shape>
        <draw:frame draw:style-name="gr33" draw:text-style-name="P20" draw:layer="layout" svg:width="9.3cm" svg:height="1.673cm" svg:x="18.8cm" svg:y="10.302cm">
          <draw:text-box>
            <text:p text:style-name="P26"><text:span text:style-name="T8">Segurança</text:span></text:p>
          </draw:text-box>
        </draw:frame>
        <draw:custom-shape draw:style-name="gr74" draw:text-style-name="P16" draw:layer="layout" svg:width="9.3cm" svg:height="1.7cm" svg:x="18.8cm" svg:y="13cm">
          <text:p/>
          <draw:enhanced-geometry svg:viewBox="0 0 21600 21600" draw:type="rectangle" draw:enhanced-path="M 0 0 L 21600 0 21600 21600 0 21600 0 0 Z N"/>
        </draw:custom-shape>
        <draw:frame draw:style-name="gr33" draw:text-style-name="P20" draw:layer="layout" svg:width="9.3cm" svg:height="1.673cm" svg:x="18.8cm" svg:y="13.3cm">
          <draw:text-box>
            <text:p text:style-name="P26"><text:span text:style-name="T8">Gerenciar</text:span></text:p>
          </draw:text-box>
        </draw:frame>
        <draw:custom-shape draw:style-name="gr80" draw:text-style-name="P4" draw:layer="layout" svg:width="8.3cm" svg:height="1.4cm" svg:x="5.8cm" svg:y="5cm">
          <text:p/>
          <draw:enhanced-geometry svg:viewBox="0 0 21600 21600" draw:type="rectangle" draw:enhanced-path="M 0 0 L 21600 0 21600 21600 0 21600 0 0 Z N"/>
        </draw:custom-shape>
        <draw:frame draw:style-name="gr33" draw:text-style-name="P20" draw:layer="layout" svg:width="9.3cm" svg:height="1.673cm" svg:x="1.6cm" svg:y="5.101cm">
          <draw:text-box>
            <text:p text:style-name="P26"><text:span text:style-name="T8">Gerenciar</text:span></text:p>
          </draw:text-box>
        </draw:frame>
        <draw:custom-shape draw:style-name="gr27" draw:text-style-name="P3" draw:layer="layout" svg:width="0.5cm" svg:height="0.5cm" svg:x="13.301cm" svg:y="5.5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8" draw:text-style-name="P8" draw:layer="layout" svg:width="3.491cm" svg:height="0.962cm" svg:x="6.01cm" svg:y="5.2cm">
          <draw:text-box>
            <text:p text:style-name="P6">Cursos</text:p>
          </draw:text-box>
        </draw:frame>
        <draw:custom-shape draw:style-name="gr36" draw:text-style-name="P5" draw:layer="layout" svg:width="13.5cm" svg:height="4cm" svg:x="2.8cm" svg:y="7.2cm">
          <text:p/>
          <draw:enhanced-geometry svg:viewBox="0 0 21600 21600" draw:type="rectangle" draw:enhanced-path="M 0 0 L 21600 0 21600 21600 0 21600 0 0 Z N"/>
        </draw:custom-shape>
        <draw:frame draw:style-name="gr40" draw:text-style-name="P21" draw:layer="layout" svg:width="9.527cm" svg:height="1.195cm" svg:x="3.101cm" svg:y="7.439cm">
          <draw:text-box>
            <text:p><text:span text:style-name="T9">Ciência da Computação</text:span></text:p>
          </draw:text-box>
        </draw:frame>
        <draw:frame draw:style-name="gr35" draw:text-style-name="P18" draw:layer="layout" svg:width="4.446cm" svg:height="0.962cm" svg:x="3.154cm" svg:y="8.738cm">
          <draw:text-box>
            <text:p><text:span text:style-name="T2">Sobre</text:span></text:p>
          </draw:text-box>
        </draw:frame>
        <draw:custom-shape draw:style-name="gr81" draw:text-style-name="P37" draw:layer="layout" svg:width="4.1cm" svg:height="1.8cm" svg:x="11.8cm" svg:y="9cm">
          <text:p text:style-name="P10"><text:span text:style-name="T3">Remover</text:span></text:p>
          <draw:enhanced-geometry svg:viewBox="0 0 21600 21600" draw:type="rectangle" draw:enhanced-path="M 0 0 L 21600 0 21600 21600 0 21600 0 0 Z N"/>
        </draw:custom-shape>
        <draw:custom-shape draw:style-name="gr36" draw:text-style-name="P5" draw:layer="layout" svg:width="13.5cm" svg:height="4cm" svg:x="2.8cm" svg:y="12cm">
          <text:p/>
          <draw:enhanced-geometry svg:viewBox="0 0 21600 21600" draw:type="rectangle" draw:enhanced-path="M 0 0 L 21600 0 21600 21600 0 21600 0 0 Z N"/>
        </draw:custom-shape>
        <draw:frame draw:style-name="gr40" draw:text-style-name="P21" draw:layer="layout" svg:width="9.527cm" svg:height="1.195cm" svg:x="3.101cm" svg:y="12.239cm">
          <draw:text-box>
            <text:p><text:span text:style-name="T9">Pedagogia</text:span></text:p>
          </draw:text-box>
        </draw:frame>
        <draw:frame draw:style-name="gr35" draw:text-style-name="P18" draw:layer="layout" svg:width="4.446cm" svg:height="0.962cm" svg:x="3.154cm" svg:y="13.538cm">
          <draw:text-box>
            <text:p><text:span text:style-name="T2">Sobre</text:span></text:p>
          </draw:text-box>
        </draw:frame>
        <draw:custom-shape draw:style-name="gr81" draw:text-style-name="P37" draw:layer="layout" svg:width="4.1cm" svg:height="1.8cm" svg:x="11.8cm" svg:y="13.8cm">
          <text:p text:style-name="P10"><text:span text:style-name="T3">R</text:span><text:span text:style-name="T3">e</text:span><text:span text:style-name="T3">m</text:span><text:span text:style-name="T3">o</text:span><text:span text:style-name="T3">v</text:span><text:span text:style-name="T3">er</text:span></text:p>
          <draw:enhanced-geometry svg:viewBox="0 0 21600 21600" draw:type="rectangle" draw:enhanced-path="M 0 0 L 21600 0 21600 21600 0 21600 0 0 Z N"/>
        </draw:custom-shape>
        <draw:frame draw:style-name="gr15" draw:text-style-name="P8" draw:layer="layout" svg:width="2.441cm" svg:height="0.962cm" svg:x="26.502cm" svg:y="0.1cm">
          <draw:text-box>
            <text:p text:style-name="P6">01 / 20</text:p>
          </draw:text-box>
        </draw:frame>
      </draw:page>
      <draw:page draw:name="page13" draw:style-name="dp1" draw:master-page-name="Default">
        <draw:custom-shape draw:style-name="gr1" draw:text-style-name="P1" draw:layer="layout" svg:width="27.7cm" svg:height="19cm" svg:x="1cm" svg:y="1cm">
          <text:p/>
          <draw:enhanced-geometry svg:viewBox="0 0 21600 21600" draw:type="rectangle" draw:enhanced-path="M 0 0 L 21600 0 21600 21600 0 21600 0 0 Z N"/>
        </draw:custom-shape>
        <draw:custom-shape draw:style-name="gr16" draw:text-style-name="P3" draw:layer="layout" svg:width="27.7cm" svg:height="1.9cm" svg:x="1cm" svg:y="1cm">
          <text:p/>
          <draw:enhanced-geometry svg:viewBox="0 0 21600 21600" draw:type="rectangle" draw:enhanced-path="M 0 0 L 21600 0 21600 21600 0 21600 0 0 Z N"/>
        </draw:custom-shape>
        <draw:custom-shape draw:style-name="gr17" draw:text-style-name="P4" draw:layer="layout" svg:width="13.9cm" svg:height="1.9cm" svg:x="7.9cm" svg:y="1cm">
          <text:p/>
          <draw:enhanced-geometry svg:viewBox="0 0 21600 21600" draw:type="rectangle" draw:enhanced-path="M 0 0 L 21600 0 21600 21600 0 21600 0 0 Z N"/>
        </draw:custom-shape>
        <draw:custom-shape draw:style-name="gr24" draw:text-style-name="P5" draw:layer="layout" svg:width="0.8cm" svg:height="0.8cm" svg:x="8.6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5" draw:layer="layout" svg:x1="8.8cm" svg:y1="2.1cm" svg:x2="8.6cm" svg:y2="2.5cm">
          <text:p/>
        </draw:line>
        <draw:frame draw:style-name="gr20" draw:text-style-name="P39" draw:layer="layout" svg:width="11.25cm" svg:height="0.962cm" svg:x="9.625cm" svg:y="1.5cm">
          <draw:text-box>
            <text:p text:style-name="P38"><text:span text:style-name="T18">Cálculo II</text:span></text:p>
          </draw:text-box>
        </draw:frame>
        <draw:frame draw:style-name="gr21" draw:text-style-name="P14" draw:layer="layout" svg:width="3.533cm" svg:height="0.962cm" svg:x="22.6cm" svg:y="1.438cm">
          <draw:text-box>
            <text:p><text:span text:style-name="T5">Olá, Nome</text:span></text:p>
          </draw:text-box>
        </draw:frame>
        <draw:frame draw:style-name="gr22" draw:text-style-name="P15" draw:layer="layout" svg:width="5.43cm" svg:height="1.352cm" svg:x="1.67cm" svg:y="1.248cm">
          <draw:text-box>
            <text:p><text:span text:style-name="T6">SalvaVidas</text:span></text:p>
          </draw:text-box>
        </draw:frame>
        <draw:custom-shape draw:style-name="gr23" draw:text-style-name="P16" draw:layer="layout" svg:width="1.6cm" svg:height="1.5cm" svg:x="26.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7" draw:layer="layout" svg:width="10.4cm" svg:height="17.1cm" svg:x="18.3cm" svg:y="2.9cm">
          <text:p/>
          <draw:enhanced-geometry svg:viewBox="0 0 21600 21600" draw:type="rectangle" draw:enhanced-path="M 0 0 L 21600 0 21600 21600 0 21600 0 0 Z N"/>
        </draw:custom-shape>
        <draw:custom-shape draw:style-name="gr26" draw:text-style-name="P4" draw:layer="layout" svg:width="4.4cm" svg:height="1.4cm" svg:x="18.8cm" svg:y="3.6cm">
          <text:p/>
          <draw:enhanced-geometry svg:viewBox="0 0 21600 21600" draw:type="rectangle" draw:enhanced-path="M 0 0 L 21600 0 21600 21600 0 21600 0 0 Z N"/>
        </draw:custom-shape>
        <draw:custom-shape draw:style-name="gr27" draw:text-style-name="P3" draw:layer="layout" svg:width="0.5cm" svg:height="0.5cm" svg:x="22.4cm" svg:y="4.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8" draw:text-style-name="P18" draw:layer="layout" svg:width="3.491cm" svg:height="0.962cm" svg:x="18.809cm" svg:y="3.9cm">
          <draw:text-box>
            <text:p>Novidades</text:p>
          </draw:text-box>
        </draw:frame>
        <draw:custom-shape draw:style-name="gr29" draw:text-style-name="P16" draw:layer="layout" svg:width="9.3cm" svg:height="3.1cm" svg:x="18.8cm" svg:y="5.7cm">
          <text:p/>
          <draw:enhanced-geometry svg:viewBox="0 0 21600 21600" draw:type="rectangle" draw:enhanced-path="M 0 0 L 21600 0 21600 21600 0 21600 0 0 Z N"/>
        </draw:custom-shape>
        <draw:custom-shape draw:style-name="gr29" draw:text-style-name="P16" draw:layer="layout" svg:width="9.3cm" svg:height="3.1cm" svg:x="18.8cm" svg:y="9.5cm">
          <text:p/>
          <draw:enhanced-geometry svg:viewBox="0 0 21600 21600" draw:type="rectangle" draw:enhanced-path="M 0 0 L 21600 0 21600 21600 0 21600 0 0 Z N"/>
        </draw:custom-shape>
        <draw:custom-shape draw:style-name="gr29" draw:text-style-name="P16" draw:layer="layout" svg:width="9.3cm" svg:height="3.1cm" svg:x="18.8cm" svg:y="13.3cm">
          <text:p/>
          <draw:enhanced-geometry svg:viewBox="0 0 21600 21600" draw:type="rectangle" draw:enhanced-path="M 0 0 L 21600 0 21600 21600 0 21600 0 0 Z N"/>
        </draw:custom-shape>
        <draw:frame draw:style-name="gr30" draw:text-style-name="P19" draw:layer="layout" svg:width="6.657cm" svg:height="0.806cm" svg:x="18.8cm" svg:y="5.794cm">
          <draw:text-box>
            <text:p><text:span text:style-name="T7">Tecnicas de Programação II</text:span></text:p>
          </draw:text-box>
        </draw:frame>
        <draw:frame draw:style-name="gr31" draw:text-style-name="P19" draw:layer="layout" svg:width="5.789cm" svg:height="0.806cm" svg:x="18.801cm" svg:y="9.594cm">
          <draw:text-box>
            <text:p><text:span text:style-name="T7">Ciência da Computação</text:span></text:p>
          </draw:text-box>
        </draw:frame>
        <draw:frame draw:style-name="gr32" draw:text-style-name="P19" draw:layer="layout" svg:width="5.468cm" svg:height="0.806cm" svg:x="18.801cm" svg:y="13.394cm">
          <draw:text-box>
            <text:p><text:span text:style-name="T7">Algorithms, 4th Edition</text:span></text:p>
          </draw:text-box>
        </draw:frame>
        <draw:frame draw:style-name="gr33" draw:text-style-name="P18" draw:layer="layout" svg:width="9.3cm" svg:height="1.673cm" svg:x="18.8cm" svg:y="14.3cm">
          <draw:text-box>
            <text:p>Novo insight: “Sobre árvores rubro-negras”</text:p>
          </draw:text-box>
        </draw:frame>
        <draw:custom-shape draw:style-name="gr26" draw:text-style-name="P4" draw:layer="layout" svg:width="4.4cm" svg:height="1.4cm" svg:x="23.7cm" svg:y="3.6cm">
          <text:p/>
          <draw:enhanced-geometry svg:viewBox="0 0 21600 21600" draw:type="rectangle" draw:enhanced-path="M 0 0 L 21600 0 21600 21600 0 21600 0 0 Z N"/>
        </draw:custom-shape>
        <draw:custom-shape draw:style-name="gr27" draw:text-style-name="P3" draw:layer="layout" svg:width="0.5cm" svg:height="0.5cm" svg:x="27.301cm" svg:y="4.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4" draw:text-style-name="P18" draw:layer="layout" svg:width="1.92cm" svg:height="0.962cm" svg:x="23.71cm" svg:y="3.9cm">
          <draw:text-box>
            <text:p>Tudo</text:p>
          </draw:text-box>
        </draw:frame>
        <draw:frame draw:style-name="gr33" draw:text-style-name="P18" draw:layer="layout" svg:width="9.3cm" svg:height="1.673cm" svg:x="18.8cm" svg:y="10.401cm">
          <draw:text-box>
            <text:p>Nova disciplina: Análise de Algoritmos</text:p>
          </draw:text-box>
        </draw:frame>
        <draw:frame draw:style-name="gr33" draw:text-style-name="P18" draw:layer="layout" svg:width="9.3cm" svg:height="1.673cm" svg:x="18.8cm" svg:y="6.601cm">
          <draw:text-box>
            <text:p>Novo material: The Practice of Programming</text:p>
          </draw:text-box>
        </draw:frame>
        <draw:frame draw:style-name="gr33" draw:text-style-name="P18" draw:layer="layout" svg:width="6.546cm" svg:height="1.673cm" svg:x="1.654cm" svg:y="3.538cm">
          <draw:text-box>
            <text:p><text:span text:style-name="T2">Busca</text:span><text:span text:style-name="T11"> &gt; “Cálculo II”</text:span></text:p>
          </draw:text-box>
        </draw:frame>
        <draw:custom-shape draw:style-name="gr82" draw:text-style-name="P5" draw:layer="layout" svg:width="13.5cm" svg:height="3.9cm" svg:x="2.8cm" svg:y="7.7cm">
          <text:p/>
          <draw:enhanced-geometry svg:viewBox="0 0 21600 21600" draw:type="rectangle" draw:enhanced-path="M 0 0 L 21600 0 21600 21600 0 21600 0 0 Z N"/>
        </draw:custom-shape>
        <draw:frame draw:style-name="gr37" draw:text-style-name="P20" draw:layer="layout" svg:width="4.905cm" svg:height="1.119cm" svg:x="1.7cm" svg:y="4.781cm">
          <draw:text-box>
            <text:p><text:span text:style-name="T8">Resultados</text:span></text:p>
          </draw:text-box>
        </draw:frame>
        <draw:custom-shape draw:style-name="gr83" draw:text-style-name="P5" draw:layer="layout" svg:width="13.5cm" svg:height="3.8cm" svg:x="2.8cm" svg:y="12.4cm">
          <text:p/>
          <draw:enhanced-geometry svg:viewBox="0 0 21600 21600" draw:type="rectangle" draw:enhanced-path="M 0 0 L 21600 0 21600 21600 0 21600 0 0 Z N"/>
        </draw:custom-shape>
        <draw:frame draw:style-name="gr38" draw:text-style-name="P21" draw:layer="layout" svg:width="12.262cm" svg:height="1.195cm" svg:x="3.1cm" svg:y="12.738cm">
          <draw:text-box>
            <text:p><text:span text:style-name="T9">Cálculo Diferencial e Integral III</text:span></text:p>
          </draw:text-box>
        </draw:frame>
        <draw:frame draw:style-name="gr84" draw:text-style-name="P18" draw:layer="layout" svg:width="12.334cm" svg:height="1.873cm" svg:x="3.1cm" svg:y="13.927cm">
          <draw:text-box>
            <text:p>Cálculo integral de funções de duas e três</text:p>
            <text:p>variáveis, incluindo exemplos e...</text:p>
          </draw:text-box>
        </draw:frame>
        <draw:frame draw:style-name="gr40" draw:text-style-name="P21" draw:layer="layout" svg:width="12.025cm" svg:height="1.195cm" svg:x="3.101cm" svg:y="7.939cm">
          <draw:text-box>
            <text:p><text:span text:style-name="T9">Cálculo Diferencial e Integral II</text:span></text:p>
          </draw:text-box>
        </draw:frame>
        <draw:frame draw:style-name="gr41" draw:text-style-name="P18" draw:layer="layout" svg:width="12.758cm" svg:height="1.673cm" svg:x="3.154cm" svg:y="9.138cm">
          <draw:text-box>
            <text:p>Integração definida, técnicas de integração,</text:p>
            <text:p>diferenciabilidade de funções de várias...</text:p>
          </draw:text-box>
        </draw:frame>
        <draw:frame draw:style-name="gr35" draw:text-style-name="P18" draw:layer="layout" svg:width="6cm" svg:height="0.962cm" svg:x="0.8cm" svg:y="0.1cm">
          <draw:text-box>
            <text:p>Busca</text:p>
          </draw:text-box>
        </draw:frame>
        <draw:frame draw:style-name="gr60" draw:text-style-name="P20" draw:layer="layout" svg:width="4.219cm" svg:height="1.119cm" svg:x="3.531cm" svg:y="6.102cm">
          <draw:text-box>
            <text:p><text:span text:style-name="T8">Disciplinas</text:span></text:p>
          </draw:text-box>
        </draw:frame>
        <draw:frame draw:style-name="gr60" draw:text-style-name="P20" draw:layer="layout" svg:width="3.652cm" svg:height="1.119cm" svg:x="3.531cm" svg:y="16.903cm">
          <draw:text-box>
            <text:p><text:span text:style-name="T8">Materiais</text:span></text:p>
          </draw:text-box>
        </draw:frame>
        <draw:custom-shape draw:style-name="gr27" draw:text-style-name="P3" draw:layer="layout" svg:width="0.5cm" svg:height="0.5cm" svg:x="2.901cm" svg:y="17.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5" draw:text-style-name="P3" draw:layer="layout" svg:width="0.5cm" svg:height="0.5cm" svg:x="2.902cm" svg:y="6.4cm">
          <text:p/>
          <draw:enhanced-geometry svg:viewBox="0 0 21600 21600"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8" draw:layer="layout" svg:width="2.441cm" svg:height="0.962cm" svg:x="26.502cm" svg:y="0.1cm">
          <draw:text-box>
            <text:p text:style-name="P6">01 / 20</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30T07:47:08.180002964</meta:creation-date>
    <dc:date>2019-05-30T11:27:41.659258016</dc:date>
    <meta:editing-duration>PT54M17S</meta:editing-duration>
    <meta:editing-cycles>12</meta:editing-cycles>
    <meta:generator>LibreOffice/6.0.7.3$Linux_X86_64 LibreOffice_project/00m0$Build-3</meta:generator>
    <meta:document-statistic meta:object-count="409"/>
  </office:meta>
</office:document-meta>
</file>